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6" style:family="table-cell" style:parent-style-name="Hiperlink" style:data-style-name="N0">
      <style:table-cell-properties fo:border="thin solid #000000" style:vertical-align="middle" fo:wrap-option="wrap" fo:background-color="transparent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/>
    </style:style>
    <style:style style:name="ce18" style:family="table-cell" style:parent-style-name="Normal_32_3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Normal_32_3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 style:vertical-align="middle"/>
      <style:text-properties fo:font-size="11pt" style:font-size-asian="11pt" style:font-size-complex="11pt"/>
    </style:style>
    <style:style style:name="ce23" style:family="table-cell" style:parent-style-name="Normal_32_3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Normal_32_3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/>
    </style:style>
    <style:style style:name="ce25" style:family="table-cell" style:parent-style-name="Normal_32_5" style:data-style-name="N0">
      <style:table-cell-properties style:vertical-align="automatic" fo:background-color="transparent"/>
    </style:style>
    <style:style style:name="ce26" style:family="table-cell" style:parent-style-name="Normal_32_5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Normal_32_5" style:data-style-name="N0">
      <style:table-cell-properties fo:border="thin solid #000000" style:vertical-align="automatic" fo:wrap-option="wrap" fo:background-color="transparent"/>
      <style:text-properties fo:font-size="11pt" style:font-size-asian="11pt" style:font-size-complex="11pt"/>
    </style:style>
    <style:style style:name="ce28" style:family="table-cell" style:parent-style-name="Normal_32_5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vertical-align="middle" fo:background-color="#B8CCE4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B8CCE4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#95B3D7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DCE6F1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Normal_32_5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44" style:family="table-cell" style:parent-style-name="Normal_32_5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Normal_32_5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46" style:family="table-cell" style:parent-style-name="Normal_32_7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Normal_32_7" style:data-style-name="N0">
      <style:table-cell-properties fo:border-top="2pt solid #000000" fo:border-bottom="2pt solid #000000" fo:border-left="none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9" style:family="table-cell" style:parent-style-name="Normal_32_7" style:data-style-name="N0">
      <style:table-cell-properties fo:border-top="none" fo:border-bottom="2pt solid #000000" fo:border-left="2pt solid #000000" fo:border-right="2pt solid #000000" style:vertical-align="middle" fo:background-color="transparent"/>
      <style:text-properties fo:font-weight="bold" style:font-weight-asian="bold" style:font-weight-complex="bold"/>
    </style:style>
    <style:style style:name="ce50" style:family="table-cell" style:parent-style-name="Normal_32_7" style:data-style-name="N0">
      <style:table-cell-properties fo:border-top="none" fo:border-bottom="2pt solid #000000" fo:border-left="none" fo:border-right="2pt solid #000000" style:vertical-align="middle" fo:wrap-option="wrap" fo:background-color="transparent"/>
    </style:style>
    <style:style style:name="ce51" style:family="table-cell" style:parent-style-name="Default" style:data-style-name="N0">
      <style:table-cell-properties style:vertical-align="middle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 fo:wrap-option="wrap"/>
      <style:text-properties fo:color="#FF0000" fo:font-weight="bold" style:font-weight-asian="bold" style:font-weight-complex="bold"/>
    </style:style>
    <style:style style:name="ce54" style:family="table-cell" style:parent-style-name="Default" style:data-style-name="N0">
      <style:text-properties fo:color="#FF0000"/>
    </style:style>
    <style:style style:name="ce55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style:vertical-align="automatic" fo:wrap-option="wrap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8CCE4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Normal_32_3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Normal_32_3_32_2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Normal_32_3_32_2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Normal_32_3_32_2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Normal_32_3_32_2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95B3D7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1.666875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10.5039583333333cm"/>
    </style:style>
    <style:style style:name="co5" style:family="table-column">
      <style:table-column-properties fo:break-before="auto" style:column-width="15.266458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5.76791666666667cm"/>
    </style:style>
    <style:style style:name="co8" style:family="table-column">
      <style:table-column-properties fo:break-before="auto" style:column-width="9.286875cm"/>
    </style:style>
    <style:style style:name="co9" style:family="table-column">
      <style:table-column-properties fo:break-before="auto" style:column-width="14.208125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12.0385416666667cm"/>
    </style:style>
    <style:style style:name="co12" style:family="table-column">
      <style:table-column-properties fo:break-before="auto" style:column-width="15.0283333333333cm"/>
    </style:style>
    <style:style style:name="co13" style:family="table-column">
      <style:table-column-properties fo:break-before="auto" style:column-width="6.588125cm" style:use-optimal-column-width="true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10.8214583333333cm"/>
    </style:style>
    <style:style style:name="co16" style:family="table-column">
      <style:table-column-properties fo:break-before="auto" style:column-width="8.969375cm"/>
    </style:style>
    <style:style style:name="co17" style:family="table-column">
      <style:table-column-properties fo:break-before="auto" style:column-width="7.3025cm"/>
    </style:style>
    <style:style style:name="co18" style:family="table-column">
      <style:table-column-properties fo:break-before="auto" style:column-width="0.767291666666667cm"/>
    </style:style>
    <style:style style:name="co19" style:family="table-column">
      <style:table-column-properties fo:break-before="auto" style:column-width="5.92666666666667cm"/>
    </style:style>
    <style:style style:name="co20" style:family="table-column">
      <style:table-column-properties fo:break-before="auto" style:column-width="6.64104166666667cm"/>
    </style:style>
    <style:style style:name="co21" style:family="table-column">
      <style:table-column-properties fo:break-before="auto" style:column-width="2.38125cm" style:use-optimal-column-width="true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4.04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48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42.75pt" style:use-optimal-row-height="tru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45pt" style:use-optimal-row-height="false" fo:break-before="auto"/>
    </style:style>
    <style:style style:name="ro13" style:family="table-row">
      <style:table-row-properties style:row-height="21.75pt" style:use-optimal-row-height="fals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25.5pt" style:use-optimal-row-height="true" fo:break-before="auto"/>
    </style:style>
    <style:style style:name="ro16" style:family="table-row">
      <style:table-row-properties style:row-height="76.5pt" style:use-optimal-row-height="true" fo:break-before="auto"/>
    </style:style>
    <style:style style:name="ro17" style:family="table-row">
      <style:table-row-properties style:row-height="63.75pt" style:use-optimal-row-height="true" fo:break-before="auto"/>
    </style:style>
    <style:style style:name="ro18" style:family="table-row">
      <style:table-row-properties style:row-height="12.75pt" style:use-optimal-row-height="true" fo:break-before="auto"/>
    </style:style>
    <style:style style:name="ro19" style:family="table-row">
      <style:table-row-properties style:row-height="51pt" style:use-optimal-row-height="true" fo:break-before="auto"/>
    </style:style>
    <style:style style:name="ro20" style:family="table-row">
      <style:table-row-properties style:row-height="38.25pt" style:use-optimal-row-height="tru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02pt" style:use-optimal-row-height="true" fo:break-before="auto"/>
    </style:style>
    <style:style style:name="ro23" style:family="table-row">
      <style:table-row-properties style:row-height="25.5pt" style:use-optimal-row-height="false" fo:break-before="auto"/>
    </style:style>
    <style:style style:name="ro24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_DE_VARIÁVEIS_-_ENADE" table:style-name="ta1">
        <table:table-column table:style-name="co1" table:default-cell-style-name="ce29"/>
        <table:table-column table:style-name="co2" table:default-cell-style-name="ce30"/>
        <table:table-column table:style-name="co3" table:default-cell-style-name="ce30"/>
        <table:table-column table:style-name="co4" table:default-cell-style-name="ce29"/>
        <table:table-column table:style-name="co5" table:default-cell-style-name="ce3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32">
            <text:p>Dicionário de Variáveis do ENAMED 2025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2">
            <text:p>NOM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AMANHO</text:p>
          </table:table-cell>
          <table:table-cell office:value-type="string" table:style-name="ce2">
            <text:p>DESCRIÇÃO</text:p>
          </table:table-cell>
          <table:table-cell office:value-type="string" table:style-name="ce4">
            <text:p>CATEGORIA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NU_ANO</text:p>
          </table:table-cell>
          <table:table-cell office:value-type="string" table:style-name="ce6">
            <text:p>N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Ano de realização do exame</text:p>
          </table:table-cell>
          <table:table-cell office:value-type="float" office:value="2025" table:style-name="ce8">
            <text:p>202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TP_INSCRICAO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Tipo de inscrição</text:p>
          </table:table-cell>
          <table:table-cell office:value-type="string" table:style-name="ce12">
            <text:p><text:span text:style-name="T2">0 = Concluinte do Enade</text:span><text:span text:style-name="T2"/></text:p>
            <text:p>1 = Demais Participantes</text:p>
          </table:table-cell>
          <table:table-cell table:number-columns-repeated="5" table:style-name="ce13"/>
          <table:table-cell table:number-columns-repeated="16374"/>
        </table:table-row>
        <table:table-row table:style-name="ro1">
          <table:table-cell office:value-type="string" table:number-columns-spanned="5" table:number-rows-spanned="1" table:style-name="ce32">
            <text:p>INFORMAÇÕES DA INSTITUIÇÃO DE ENSINO SUPERIOR E DO CURSO<text:s/>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5">
            <text:p>CO_IES</text:p>
          </table:table-cell>
          <table:table-cell office:value-type="string" table:style-name="ce6">
            <text:p>N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Código da IES (e-MEC)</text:p>
          </table:table-cell>
          <table:table-cell office:value-type="string" table:style-name="ce12">
            <text:p>Entre 1 e 29118</text:p>
          </table:table-cell>
          <table:table-cell table:number-columns-repeated="5" table:style-name="ce14"/>
          <table:table-cell table:number-columns-repeated="16374"/>
        </table:table-row>
        <table:table-row table:style-name="ro4">
          <table:table-cell office:value-type="string" table:number-columns-spanned="1" table:number-rows-spanned="7" table:style-name="ce33">
            <text:p>CO_CATEGAD</text:p>
          </table:table-cell>
          <table:table-cell office:value-type="string" table:number-columns-spanned="1" table:number-rows-spanned="7" table:style-name="ce34">
            <text:p>N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Código da categoria administrativa da IES</text:p>
          </table:table-cell>
          <table:table-cell office:value-type="string" table:style-name="ce15">
            <text:p>1 = Pública Federal</text:p>
          </table:table-cell>
          <table:table-cell table:number-columns-repeated="5" table:style-name="ce14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2 = Pública Estadual</text:p>
          </table:table-cell>
          <table:table-cell table:number-columns-repeated="5" table:style-name="ce14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3 = Pública Municipal</text:p>
          </table:table-cell>
          <table:table-cell table:number-columns-repeated="5" table:style-name="ce14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4 = Privada com fins lucrativos</text:p>
          </table:table-cell>
          <table:table-cell table:number-columns-repeated="5" table:style-name="ce14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5 = Privada sem fins lucrativos</text:p>
          </table:table-cell>
          <table:table-cell table:number-columns-repeated="5" table:style-name="ce14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7 = Especial</text:p>
          </table:table-cell>
          <table:table-cell table:number-columns-repeated="5" table:style-name="ce14"/>
          <table:table-cell table:number-columns-repeated="16374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8 = Comunitária/Confessional</text:p>
          </table:table-cell>
          <table:table-cell table:number-columns-repeated="5" table:style-name="ce14"/>
          <table:table-cell table:number-columns-repeated="16374"/>
        </table:table-row>
        <table:table-row table:style-name="ro2">
          <table:table-cell office:value-type="string" table:number-columns-spanned="1" table:number-rows-spanned="3" table:style-name="ce33">
            <text:p>CO_ORGACAD</text:p>
          </table:table-cell>
          <table:table-cell office:value-type="string" table:number-columns-spanned="1" table:number-rows-spanned="3" table:style-name="ce34">
            <text:p>N</text:p>
          </table:table-cell>
          <table:table-cell office:value-type="float" office:value="5" table:number-columns-spanned="1" table:number-rows-spanned="3" table:style-name="ce34">
            <text:p>5</text:p>
          </table:table-cell>
          <table:table-cell office:value-type="string" table:number-columns-spanned="1" table:number-rows-spanned="3" table:style-name="ce35">
            <text:p>Código da organização acadêmica da IES</text:p>
          </table:table-cell>
          <table:table-cell office:value-type="string" table:style-name="ce15">
            <text:p>10020 = Centro Universitário</text:p>
          </table:table-cell>
          <table:table-cell table:number-columns-repeated="5" table:style-name="ce14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10022 = Faculdade<text:s/></text:p>
          </table:table-cell>
          <table:table-cell table:number-columns-repeated="5" table:style-name="ce14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10028 = Universidade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">
            <text:p>CO_GRUPO</text:p>
          </table:table-cell>
          <table:table-cell office:value-type="string" table:style-name="ce6">
            <text:p>N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Código da Área de enquadramento do curso no Enade</text:p>
          </table:table-cell>
          <table:table-cell office:value-type="string" table:style-name="ce7">
            <text:p>12 = MEDICINA</text:p>
          </table:table-cell>
          <table:table-cell table:number-columns-repeated="16379"/>
        </table:table-row>
        <table:table-row table:style-name="ro6">
          <table:table-cell office:value-type="string" table:style-name="ce5">
            <text:p>CO_CURSO</text:p>
          </table:table-cell>
          <table:table-cell office:value-type="string" table:style-name="ce6">
            <text:p>N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Código do curso no Enade</text:p>
          </table:table-cell>
          <table:table-cell office:value-type="string" table:style-name="ce12">
            <text:p>Entre 12 e 5001466</text:p>
          </table:table-cell>
          <table:table-cell table:number-columns-repeated="16379"/>
        </table:table-row>
        <table:table-row table:style-name="ro7">
          <table:table-cell office:value-type="string" table:style-name="ce5">
            <text:p>CO_MUNIC_CURSO</text:p>
          </table:table-cell>
          <table:table-cell office:value-type="string" table:style-name="ce6">
            <text:p>N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Código do município de funcionamento do curso</text:p>
          </table:table-cell>
          <table:table-cell office:value-type="string" table:style-name="ce16">
            <text:p><text:a xlink:href="#MUNICÍPIOS.A1"><text:span text:style-name="T3">Entre 1100049 e 5300108 (Identificação do Município conforme IBGE -</text:span><text:s/>Ir para Planilha MUNICÍPIOS<text:span text:style-name="T3">)</text:span></text:a>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27" table:style-name="ce33">
            <text:p>CO_UF_CURSO</text:p>
          </table:table-cell>
          <table:table-cell office:value-type="string" table:number-columns-spanned="1" table:number-rows-spanned="27" table:style-name="ce34">
            <text:p>N</text:p>
          </table:table-cell>
          <table:table-cell office:value-type="float" office:value="2" table:number-columns-spanned="1" table:number-rows-spanned="27" table:style-name="ce36">
            <text:p>2</text:p>
          </table:table-cell>
          <table:table-cell office:value-type="string" table:number-columns-spanned="1" table:number-rows-spanned="27" table:style-name="ce35">
            <text:p>Código da UF de funcionamento do curso</text:p>
            <text:p>(Conforme código do IBGE)</text:p>
          </table:table-cell>
          <table:table-cell office:value-type="string" table:style-name="ce12">
            <text:p>11 = Rondônia (RO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12 = Acre (AC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13 = Amazonas (AM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14 = Roraima (RR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15 = Pará (PA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16 = Amapa (AP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17 = Tocantins (TO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1 = Maranhão (MA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2= Piauí (PI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3 = Ceará (CE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4 = Rio Grande do Norte (RN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5 = Paraíba (PB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6 = Pernambuco (PE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7 = Alagoas (AL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8 = Sergipe (SE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9 = Bahia (BA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31 = Minas gerais (MG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32 = Espírito Santo (ES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33 = Rio de Janeiro (RJ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35 = São Paulo (SP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41 = Paraná (PR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42 = Santa Catarina (SC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43 = Rio Grande do Sul (RS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50 = Mato Grosso do Sul (MS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51 = Mato Grosso (MT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52 = Goiás (GO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53 = Distrito federal (DF)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33">
            <text:p>CO_REGIAO_CURSO</text:p>
          </table:table-cell>
          <table:table-cell office:value-type="string" table:number-columns-spanned="1" table:number-rows-spanned="5" table:style-name="ce34">
            <text:p>N</text:p>
          </table:table-cell>
          <table:table-cell office:value-type="float" office:value="1" table:number-columns-spanned="1" table:number-rows-spanned="5" table:style-name="ce34">
            <text:p>1</text:p>
          </table:table-cell>
          <table:table-cell office:value-type="string" table:number-columns-spanned="1" table:number-rows-spanned="5" table:style-name="ce35">
            <text:p>Código da região de funcionamento do curso</text:p>
          </table:table-cell>
          <table:table-cell office:value-type="string" table:style-name="ce12">
            <text:p>1 = Região Norte (N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2 = Região Nordeste (NE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3 = Região Sudeste (SE)</text:p>
          </table:table-cell>
          <table:table-cell table:number-columns-repeated="1637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4 = Região Sul (SUL)</text:p>
          </table:table-cell>
          <table:table-cell table:number-columns-repeated="1637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5 = Região Centro-Oeste (CO)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32">
            <text:p><text:s/>INFORMAÇÕES DO ESTUDANTE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9">
            <text:p>NU_IDADE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Idade do inscrito em 19/10/2025</text:p>
          </table:table-cell>
          <table:table-cell office:value-type="string" table:style-name="ce17">
            <text:p>Dados provenientes da base da Receita Federal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1" table:number-rows-spanned="3" table:style-name="ce37">
            <text:p>TP_SEXO</text:p>
          </table:table-cell>
          <table:table-cell office:value-type="string" table:number-columns-spanned="1" table:number-rows-spanned="3" table:style-name="ce38">
            <text:p>C</text:p>
          </table:table-cell>
          <table:table-cell office:value-type="float" office:value="1" table:number-columns-spanned="1" table:number-rows-spanned="3" table:style-name="ce38">
            <text:p>1</text:p>
          </table:table-cell>
          <table:table-cell office:value-type="string" table:number-columns-spanned="1" table:number-rows-spanned="3" table:style-name="ce39">
            <text:p>Sexo</text:p>
          </table:table-cell>
          <table:table-cell office:value-type="string" table:style-name="ce17">
            <text:p>M = Masculino</text:p>
          </table:table-cell>
          <table:table-cell table:number-columns-repeated="1637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7">
            <text:p>F = Feminino</text:p>
          </table:table-cell>
          <table:table-cell table:number-columns-repeated="1637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9 = Indefinid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ANO_FIM_EM</text:p>
          </table:table-cell>
          <table:table-cell office:value-type="string" table:style-name="ce10">
            <text:p>N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Ano de conclusão do Ensino Médio</text:p>
          </table:table-cell>
          <table:table-cell office:value-type="string" table:style-name="ce17">
            <text:p>AAAA, conforme lançado pelo estudante</text:p>
          </table:table-cell>
          <table:table-cell table:number-columns-repeated="5" table:style-name="ce13"/>
          <table:table-cell table:number-columns-repeated="16374"/>
        </table:table-row>
        <table:table-row table:style-name="ro2">
          <table:table-cell office:value-type="string" table:style-name="ce9">
            <text:p>ANO_IN_GRAD</text:p>
          </table:table-cell>
          <table:table-cell office:value-type="string" table:style-name="ce10">
            <text:p>N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Ano de início da graduação</text:p>
          </table:table-cell>
          <table:table-cell office:value-type="string" table:style-name="ce17">
            <text:p>AAAA, conforme lançado pelo estudante</text:p>
          </table:table-cell>
          <table:table-cell table:number-columns-repeated="5" table:style-name="ce13"/>
          <table:table-cell table:number-columns-repeated="16374"/>
        </table:table-row>
        <table:table-row table:style-name="ro2">
          <table:table-cell office:value-type="string" table:number-columns-spanned="1" table:number-rows-spanned="4" table:style-name="ce37">
            <text:p>CO_TURNO_GRADUACAO</text:p>
          </table:table-cell>
          <table:table-cell office:value-type="string" table:number-columns-spanned="1" table:number-rows-spanned="4" table:style-name="ce38">
            <text:p>N</text:p>
          </table:table-cell>
          <table:table-cell office:value-type="float" office:value="1" table:number-columns-spanned="1" table:number-rows-spanned="4" table:style-name="ce38">
            <text:p>1</text:p>
          </table:table-cell>
          <table:table-cell office:value-type="string" table:number-columns-spanned="1" table:number-rows-spanned="4" table:style-name="ce39">
            <text:p>Código do turno de graduação cursado pelo estudante</text:p>
          </table:table-cell>
          <table:table-cell office:value-type="string" table:style-name="ce17">
            <text:p>1 = Matutino</text:p>
          </table:table-cell>
          <table:table-cell table:number-columns-repeated="5" table:style-name="ce13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7">
            <text:p>2 = Vespertino</text:p>
          </table:table-cell>
          <table:table-cell table:number-columns-repeated="5" table:style-name="ce13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7">
            <text:p>3 = Integral</text:p>
          </table:table-cell>
          <table:table-cell table:number-columns-repeated="5" table:style-name="ce13"/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7">
            <text:p>4 = Noturno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32">
            <text:p>CADERNO E NÚMERO DE ITENS DA PROVA</text:p>
          </table:table-cell>
          <table:covered-table-cell table:number-columns-repeated="4"/>
          <table:table-cell table:number-columns-repeated="16379" table:style-name="ce1"/>
        </table:table-row>
        <table:table-row table:style-name="ro8">
          <table:table-cell office:value-type="string" table:style-name="ce18">
            <text:p>CO_CADERNO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19">
            <text:p>Código do caderno respondido pelo participante</text:p>
          </table:table-cell>
          <table:table-cell office:value-type="string" table:style-name="ce7">
            <text:p>1 e 2</text:p>
          </table:table-cell>
          <table:table-cell table:number-columns-repeated="16379" table:style-name="ce20"/>
        </table:table-row>
        <table:table-row table:style-name="ro8">
          <table:table-cell office:value-type="string" table:style-name="ce5">
            <text:p>NU_ITEM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Número de itens válidos.</text:p>
          </table:table-cell>
          <table:table-cell office:value-type="string" table:style-name="ce7">
            <text:p>90 itens</text:p>
          </table:table-cell>
          <table:table-cell table:number-columns-repeated="16379" table:style-name="ce20"/>
        </table:table-row>
        <table:table-row table:style-name="ro8">
          <table:table-cell office:value-type="string" table:style-name="ce5">
            <text:p>NU_ITEM_Z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úmero de itens que foram anulados pela Comissão Assessora de Área ou administrativamente pelo Inep</text:p>
          </table:table-cell>
          <table:table-cell office:value-type="string" table:style-name="ce7">
            <text:p>7 itens</text:p>
          </table:table-cell>
          <table:table-cell table:number-columns-repeated="16379" table:style-name="ce20"/>
        </table:table-row>
        <table:table-row table:style-name="ro8">
          <table:table-cell office:value-type="string" table:style-name="ce5">
            <text:p>NU_ITEM_X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úmero de itens que foram desconsiderdos devido à correlação bisserial menor ou igual a 0.</text:p>
          </table:table-cell>
          <table:table-cell office:value-type="string" table:style-name="ce7">
            <text:p>3 itens</text:p>
          </table:table-cell>
          <table:table-cell table:number-columns-repeated="16379" table:style-name="ce20"/>
        </table:table-row>
        <table:table-row table:style-name="ro4">
          <table:table-cell office:value-type="string" table:number-columns-spanned="5" table:number-rows-spanned="1" table:style-name="ce40">
            <text:p>VETORE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33">
            <text:p>DS_VT_GAB_OBJ</text:p>
          </table:table-cell>
          <table:table-cell office:value-type="string" table:number-columns-spanned="1" table:number-rows-spanned="2" table:style-name="ce34">
            <text:p>C</text:p>
          </table:table-cell>
          <table:table-cell office:value-type="float" office:value="100" table:number-columns-spanned="1" table:number-rows-spanned="2" table:style-name="ce34">
            <text:p>100</text:p>
          </table:table-cell>
          <table:table-cell office:value-type="string" table:number-columns-spanned="1" table:number-rows-spanned="2" table:style-name="ce35">
            <text:p>Vetor que representa o gabarito final da prova.</text:p>
          </table:table-cell>
          <table:table-cell office:value-type="string" table:style-name="ce12">
            <text:p>1 letra por item (intervalo de A a D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6 = Questão anulada pela Comissão Assessora de Área ou administrativamente pelo Inep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33">
            <text:p>DS_VT_ACE_OBJ</text:p>
          </table:table-cell>
          <table:table-cell office:value-type="string" table:number-columns-spanned="1" table:number-rows-spanned="6" table:style-name="ce34">
            <text:p>C</text:p>
          </table:table-cell>
          <table:table-cell office:value-type="float" office:value="100" table:number-columns-spanned="1" table:number-rows-spanned="6" table:style-name="ce34">
            <text:p>100</text:p>
          </table:table-cell>
          <table:table-cell office:value-type="string" table:number-columns-spanned="1" table:number-rows-spanned="6" table:style-name="ce35">
            <text:p>Vetor que representa os acertos da prova.</text:p>
          </table:table-cell>
          <table:table-cell office:value-type="string" table:style-name="ce12">
            <text:p>0 = Errad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1 = Cer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6 = Questão anulada pela Comissão Assessora de Área ou administrativamente pelo Ine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4 = Eliminad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8 = Questão desconsiderada pela TR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9 = Au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33">
            <text:p>DS_VT_ESC_OBJ</text:p>
          </table:table-cell>
          <table:table-cell office:value-type="string" table:number-columns-spanned="1" table:number-rows-spanned="3" table:style-name="ce34">
            <text:p>C</text:p>
          </table:table-cell>
          <table:table-cell office:value-type="float" office:value="100" table:number-columns-spanned="1" table:number-rows-spanned="3" table:style-name="ce34">
            <text:p>100</text:p>
          </table:table-cell>
          <table:table-cell office:value-type="string" table:number-columns-spanned="1" table:number-rows-spanned="3" table:style-name="ce35">
            <text:p>Vetor que representa a escolha de resposta da prova.</text:p>
          </table:table-cell>
          <table:table-cell office:value-type="string" table:style-name="ce12">
            <text:p>1 letra por item (intervalo de A a D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"." = em branco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"*" = múltiplo</text:p>
          </table:table-cell>
          <table:table-cell table:number-columns-repeated="16379"/>
        </table:table-row>
        <table:table-row table:style-name="ro9">
          <table:table-cell office:value-type="string" table:number-columns-spanned="5" table:number-rows-spanned="1" table:style-name="ce32">
            <text:p>TIPOS DE PRESENÇ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33">
            <text:p>TP_PR_GER</text:p>
          </table:table-cell>
          <table:table-cell office:value-type="string" table:number-columns-spanned="1" table:number-rows-spanned="4" table:style-name="ce34">
            <text:p>N</text:p>
          </table:table-cell>
          <table:table-cell office:value-type="float" office:value="3" table:number-columns-spanned="1" table:number-rows-spanned="4" table:style-name="ce34">
            <text:p>3</text:p>
          </table:table-cell>
          <table:table-cell office:value-type="string" table:number-columns-spanned="1" table:number-rows-spanned="4" table:style-name="ce35">
            <text:p>Tipo de presença na prova</text:p>
          </table:table-cell>
          <table:table-cell office:value-type="string" table:style-name="ce12">
            <text:p>222 = Ausente</text:p>
          </table:table-cell>
          <table:table-cell table:number-columns-repeated="16379" table:style-name="ce21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12">
            <text:p>334 = Eliminado por participação indevida</text:p>
          </table:table-cell>
          <table:table-cell table:number-columns-repeated="16379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12">
            <text:p>555 = Presente com resultado váli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2">
            <text:p>999 = Participação decorrente de ação judicial</text:p>
          </table:table-cell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2">
            <text:p>NOTAS<text:s/></text:p>
          </table:table-cell>
          <table:covered-table-cell table:number-columns-repeated="4"/>
          <table:table-cell table:number-columns-repeated="16379"/>
        </table:table-row>
        <table:table-row table:style-name="ro10">
          <table:table-cell office:value-type="string" table:style-name="ce18">
            <text:p>PROFICIENCIA</text:p>
          </table:table-cell>
          <table:table-cell office:value-type="string" table:style-name="ce23">
            <text:p>N</text:p>
          </table:table-cell>
          <table:table-cell office:value-type="float" office:value="9" table:style-name="ce23">
            <text:p>9</text:p>
          </table:table-cell>
          <table:table-cell office:value-type="string" table:style-name="ce19">
            <text:p>Proficiência da TRI na prova objetiva (valor de theta)</text:p>
          </table:table-cell>
          <table:table-cell office:value-type="string" table:style-name="ce24">
            <text:p>Min = -9,999</text:p>
            <text:p>Max = 9,999</text:p>
            <text:p>Se TP_PR_GER = 222 ou 334, então = .</text:p>
          </table:table-cell>
          <table:table-cell table:number-columns-repeated="16379" table:style-name="ce20"/>
        </table:table-row>
        <table:table-row table:style-name="ro10">
          <table:table-cell office:value-type="string" table:style-name="ce18">
            <text:p>NT_GER</text:p>
          </table:table-cell>
          <table:table-cell office:value-type="string" table:style-name="ce23">
            <text:p>N</text:p>
          </table:table-cell>
          <table:table-cell office:value-type="float" office:value="4" table:style-name="ce23">
            <text:p>4</text:p>
          </table:table-cell>
          <table:table-cell office:value-type="string" table:style-name="ce19">
            <text:p>Nota da prova objetiva<text:s/></text:p>
          </table:table-cell>
          <table:table-cell office:value-type="string" table:style-name="ce24">
            <text:p>Min = 0,0</text:p>
            <text:p>Max = 100,0</text:p>
            <text:p>Se TP_PR_GER = 222 ou 334, então = .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1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1 (Clínica Médica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2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2 (Pediatria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3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3 (Cirurgia Geral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4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4 (Ginecologia e Obstetrícia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5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5 (Medicina da Família e Comunidade/Saúde Coletiva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10">
          <table:table-cell office:value-type="string" table:style-name="ce18">
            <text:p>PER_ACERTO_ENARE</text:p>
          </table:table-cell>
          <table:table-cell office:value-type="string" table:style-name="ce23">
            <text:p>N</text:p>
          </table:table-cell>
          <table:table-cell office:value-type="float" office:value="3" table:style-name="ce23">
            <text:p>3</text:p>
          </table:table-cell>
          <table:table-cell office:value-type="string" table:style-name="ce19">
            <text:p>Percentual de acertos para fins do Enare, calculado a partir do número de acertos somados ao número de questões anuladas/desconsideradas.</text:p>
          </table:table-cell>
          <table:table-cell office:value-type="string" table:style-name="ce24">
            <text:p>Min = 0</text:p>
            <text:p>Max = 100</text:p>
          </table:table-cell>
          <table:table-cell table:number-columns-repeated="16379" table:style-name="ce20"/>
        </table:table-row>
        <table:table-row table:style-name="ro11">
          <table:table-cell office:value-type="string" table:number-columns-spanned="5" table:number-rows-spanned="1" table:style-name="ce41">
            <text:p>QUESTIONÁRIO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2">
            <text:p>QUESTIONÁRIO DE PERCEPÇÃO DA PROVA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1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Qual o grau de dificuldade das questões?</text:p>
          </table:table-cell>
          <table:table-cell office:value-type="string" table:style-name="ce12">
            <text:p>A = Muito fáci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Fáci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Médi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Difíci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Muito difíci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2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Qual foi o tempo gasto por você para concluir a prova?</text:p>
          </table:table-cell>
          <table:table-cell office:value-type="string" table:style-name="ce12">
            <text:p>A = Menos de uma hor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Entre uma e duas hor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Entre três e quatro hor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Entre quatro e cinco hor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Cinco horas, e não consegui termina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3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Em relação ao tempo total de aplicação, você considera que a prova foi</text:p>
          </table:table-cell>
          <table:table-cell office:value-type="string" table:style-name="ce12">
            <text:p>A = Muito long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Long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Adequ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Curt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Muito curt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4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Os enunciados das questões estavam claros e objetivos?</text:p>
          </table:table-cell>
          <table:table-cell office:value-type="string" table:style-name="ce12">
            <text:p>A = Sim, tod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Sim, a maiori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Apenas cerca da metad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Pouc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Não, nenhum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5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As informações/instruções fornecidas para a resolução das questões foram suficientes para resolvê-las?</text:p>
          </table:table-cell>
          <table:table-cell office:value-type="string" table:style-name="ce12">
            <text:p>A = Sim, até excessiv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Sim, em todas el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Sim, na maioria del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Sim, somente em algum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Não, em nenhuma del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6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Você se deparou com alguma dificuldade ao responder à prova? Qual?</text:p>
          </table:table-cell>
          <table:table-cell office:value-type="string" table:style-name="ce12">
            <text:p>A = Desconhecimento do conteú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Forma diferente de abordagem do conteú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Espaço insuficiente para responder às questõe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Falta de motivação para fazer a prov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Não tive qualquer tipo de dificuldade para responder à prov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7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Considerando as questões da prova, você percebeu que</text:p>
          </table:table-cell>
          <table:table-cell office:value-type="string" table:style-name="ce12">
            <text:p>A = Não estudou ainda a maioria desses conteúd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Estudou alguns desses conteúdos, mas não os aprendeu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Estudou a maioria desses conteúdos, mas não os aprendeu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Estudou e aprendeu muitos desses conteúd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Estudou e aprendeu todos esses conteúd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8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Como você avalia a sequência das questões na prova?</text:p>
          </table:table-cell>
          <table:table-cell office:value-type="string" table:style-name="ce12">
            <text:p>A = A sequência não interferiu nas minhas respost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Preferiria a sequência por áre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Preferiria a sequência por grau de dificuldad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A sequência dificultou meu raciocínio durante a prov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A sequência facilitou minha organização e resolução da prov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33">
            <text:p>CO_RS_I9</text:p>
          </table:table-cell>
          <table:table-cell office:value-type="string" table:number-columns-spanned="1" table:number-rows-spanned="4" table:style-name="ce34">
            <text:p>C</text:p>
          </table:table-cell>
          <table:table-cell office:value-type="float" office:value="1" table:number-columns-spanned="1" table:number-rows-spanned="4" table:style-name="ce34">
            <text:p>1</text:p>
          </table:table-cell>
          <table:table-cell office:value-type="string" table:number-columns-spanned="1" table:number-rows-spanned="4" table:style-name="ce35">
            <text:p>As atividades práticas desenvolvidas ao longo do seu curso contribuíram para a resolução das questões dessa prova?</text:p>
          </table:table-cell>
          <table:table-cell office:value-type="string" table:style-name="ce12">
            <text:p>A = Sim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Nã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2">
            <text:p><text:s/>QUESTIONÁRIO DO ESTUDANTE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number-columns-spanned="1" table:number-rows-spanned="6" table:style-name="ce35">
            <text:p>QE_I01</text:p>
          </table:table-cell>
          <table:table-cell office:value-type="string" table:number-columns-spanned="1" table:number-rows-spanned="6" table:style-name="ce36">
            <text:p>C</text:p>
          </table:table-cell>
          <table:table-cell office:value-type="float" office:value="1" table:number-columns-spanned="1" table:number-rows-spanned="6" table:style-name="ce36">
            <text:p>1</text:p>
          </table:table-cell>
          <table:table-cell office:value-type="string" table:number-columns-spanned="1" table:number-rows-spanned="6" table:style-name="ce35">
            <text:p>Qual o seu estado civil?</text:p>
          </table:table-cell>
          <table:table-cell office:value-type="string" table:style-name="ce7">
            <text:p>A = Solteiro(a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Casado(a) ou vivendo em união estável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Separado(a) judicialmente/divorciado(a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Viúvo(a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Outr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5" table:style-name="ce35">
            <text:p>QE_I02</text:p>
          </table:table-cell>
          <table:table-cell office:value-type="string" table:number-columns-spanned="1" table:number-rows-spanned="5" table:style-name="ce36">
            <text:p>C</text:p>
          </table:table-cell>
          <table:table-cell office:value-type="float" office:value="1" table:number-columns-spanned="1" table:number-rows-spanned="5" table:style-name="ce36">
            <text:p>1</text:p>
          </table:table-cell>
          <table:table-cell office:value-type="string" table:number-columns-spanned="1" table:number-rows-spanned="5" table:style-name="ce35">
            <text:p>Você tem filhos?</text:p>
          </table:table-cell>
          <table:table-cell office:value-type="string" table:style-name="ce7">
            <text:p>A = N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Sim, 1 filh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Sim, 2 filho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Sim, 3 filhos ou mai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7" table:style-name="ce35">
            <text:p>QE_I03</text:p>
          </table:table-cell>
          <table:table-cell office:value-type="string" table:number-columns-spanned="1" table:number-rows-spanned="7" table:style-name="ce36">
            <text:p>C</text:p>
          </table:table-cell>
          <table:table-cell office:value-type="float" office:value="1" table:number-columns-spanned="1" table:number-rows-spanned="7" table:style-name="ce36">
            <text:p>1</text:p>
          </table:table-cell>
          <table:table-cell office:value-type="string" table:number-columns-spanned="1" table:number-rows-spanned="7" table:style-name="ce35">
            <text:p>Qual é a sua cor ou raça?</text:p>
          </table:table-cell>
          <table:table-cell office:value-type="string" table:style-name="ce7">
            <text:p>A = Branc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Pret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Amarel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Pard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Indígen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Não quero declarar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14" table:style-name="ce35">
            <text:p>QE_I04</text:p>
          </table:table-cell>
          <table:table-cell office:value-type="string" table:number-columns-spanned="1" table:number-rows-spanned="14" table:style-name="ce36">
            <text:p>C</text:p>
          </table:table-cell>
          <table:table-cell office:value-type="float" office:value="1" table:number-columns-spanned="1" table:number-rows-spanned="14" table:style-name="ce36">
            <text:p>1</text:p>
          </table:table-cell>
          <table:table-cell office:value-type="string" table:number-columns-spanned="1" table:number-rows-spanned="14" table:style-name="ce35">
            <text:p>Você tem alguma deficiência, transtorno global do desenvolvimento ou altas habilidades? (Você pode marcar quantas alternativas considerar necessárias).</text:p>
          </table:table-cell>
          <table:table-cell office:value-type="string" table:style-name="ce7">
            <text:p>A = Não possu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Cegueir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Baixa Vis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Surdez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Deficiência Auditiv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Deficiência Físic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G = Transtorno do Espectro Autista (TEA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H = Altas habilidades/superdotaç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I = Deficiência Intelectual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J = Transtorno do Deficit de Atenção com Hiperatividade (TDAH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K = Dislexi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L = Outras/outro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M = Não quero declarar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4" table:style-name="ce35">
            <text:p>QE_I05</text:p>
          </table:table-cell>
          <table:table-cell office:value-type="string" table:number-columns-spanned="1" table:number-rows-spanned="4" table:style-name="ce36">
            <text:p>C</text:p>
          </table:table-cell>
          <table:table-cell office:value-type="float" office:value="1" table:number-columns-spanned="1" table:number-rows-spanned="4" table:style-name="ce36">
            <text:p>1</text:p>
          </table:table-cell>
          <table:table-cell office:value-type="string" table:number-columns-spanned="1" table:number-rows-spanned="4" table:style-name="ce35">
            <text:p>Alguém em sua família concluiu um curso superior?</text:p>
          </table:table-cell>
          <table:table-cell office:value-type="string" table:style-name="ce7">
            <text:p>A = Sim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N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Não sei responder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1">
          <table:table-cell office:value-type="string" table:number-columns-spanned="1" table:number-rows-spanned="9" table:style-name="ce35">
            <text:p>QE_I06</text:p>
          </table:table-cell>
          <table:table-cell office:value-type="string" table:number-columns-spanned="1" table:number-rows-spanned="9" table:style-name="ce36">
            <text:p>C</text:p>
          </table:table-cell>
          <table:table-cell office:value-type="float" office:value="1" table:number-columns-spanned="1" table:number-rows-spanned="9" table:style-name="ce36">
            <text:p>1</text:p>
          </table:table-cell>
          <table:table-cell office:value-type="string" table:number-columns-spanned="1" table:number-rows-spanned="9" table:style-name="ce35">
            <text:p>Até que etapa de escolarização sua mãe concluiu?</text:p>
          </table:table-cell>
          <table:table-cell office:value-type="string" table:style-name="ce7">
            <text:p>A = Nenhuma</text:p>
          </table:table-cell>
          <table:table-cell table:number-columns-repeated="16379" table:style-name="ce26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7">
            <text:p>B = Ensino Fundamental: 1º ao 5º ano (1ª a 4ª série)</text:p>
          </table:table-cell>
          <table:table-cell table:number-columns-repeated="16379" table:style-name="ce26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C = Ensino Fundamental: 6º ao 9º ano (5ª a 8ª série)</text:p>
          </table:table-cell>
          <table:table-cell table:number-columns-repeated="16379" table:style-name="ce25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7">
            <text:p>D = Ensino Médio</text:p>
          </table:table-cell>
          <table:table-cell table:number-columns-repeated="16379" table:style-name="ce26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7">
            <text:p>E = Ensino Superior - Graduação</text:p>
          </table:table-cell>
          <table:table-cell table:number-columns-repeated="16379" table:style-name="ce26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7">
            <text:p>F = Pós-graduação (Especialização)</text:p>
          </table:table-cell>
          <table:table-cell table:number-columns-repeated="16379" table:style-name="ce26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7">
            <text:p>G = Pós-Graduação (Mestrado ou Doutorado)</text:p>
          </table:table-cell>
          <table:table-cell table:number-columns-repeated="16379" table:style-name="ce26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H = Não sei</text:p>
          </table:table-cell>
          <table:table-cell table:number-columns-repeated="16379" table:style-name="ce2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9" table:style-name="ce35">
            <text:p>QE_I07</text:p>
          </table:table-cell>
          <table:table-cell office:value-type="string" table:number-columns-spanned="1" table:number-rows-spanned="9" table:style-name="ce36">
            <text:p>C</text:p>
          </table:table-cell>
          <table:table-cell office:value-type="float" office:value="1" table:number-columns-spanned="1" table:number-rows-spanned="9" table:style-name="ce36">
            <text:p>1</text:p>
          </table:table-cell>
          <table:table-cell office:value-type="string" table:number-columns-spanned="1" table:number-rows-spanned="9" table:style-name="ce35">
            <text:p>Até que etapa de escolarização seu pai concluiu?</text:p>
          </table:table-cell>
          <table:table-cell office:value-type="string" table:style-name="ce7">
            <text:p>A = Nenhum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Ensino Fundamental: 1º ao 5º ano (1ª a 4ª série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Ensino Fundamental: 6º ao 9º ano (5ª a 8ª série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Ensino Médi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Ensino Superior - Graduaç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Pós-graduação (Especialização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G = Pós-Graduação (Mestrado ou Doutorado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H = Não sei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4">
          <table:table-cell office:value-type="string" table:number-columns-spanned="1" table:number-rows-spanned="7" table:style-name="ce35">
            <text:p>QE_I08</text:p>
          </table:table-cell>
          <table:table-cell office:value-type="string" table:number-columns-spanned="1" table:number-rows-spanned="7" table:style-name="ce36">
            <text:p>C</text:p>
          </table:table-cell>
          <table:table-cell office:value-type="float" office:value="1" table:number-columns-spanned="1" table:number-rows-spanned="7" table:style-name="ce36">
            <text:p>1</text:p>
          </table:table-cell>
          <table:table-cell office:value-type="string" table:number-columns-spanned="1" table:number-rows-spanned="7" table:style-name="ce35">
            <text:p>Qual alternativa a seguir melhor descreve sua situação financeira (incluindo bolsas)?</text:p>
          </table:table-cell>
          <table:table-cell office:value-type="string" table:style-name="ce7">
            <text:p>A = Não tenho renda e meus gastos são financiados por programas governamentais</text:p>
          </table:table-cell>
          <table:table-cell table:number-columns-repeated="16379" table:style-name="ce25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7">
            <text:p>B = Não tenho renda e meus gastos são financiados pela minha família ou por outras pessoas</text:p>
          </table:table-cell>
          <table:table-cell table:number-columns-repeated="16379" table:style-name="ce25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7">
            <text:p>C = Tenho renda, mas recebo ajuda da família ou de outras pessoas para financiar meus gasto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Tenho renda e não preciso de ajuda para financiar meus gasto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Tenho renda e contribuo com o sustento da famíli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Sou o principal responsável pelo sustento da famíli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8" table:style-name="ce35">
            <text:p>QE_I09</text:p>
          </table:table-cell>
          <table:table-cell office:value-type="string" table:number-columns-spanned="1" table:number-rows-spanned="8" table:style-name="ce36">
            <text:p>C</text:p>
          </table:table-cell>
          <table:table-cell office:value-type="float" office:value="1" table:number-columns-spanned="1" table:number-rows-spanned="8" table:style-name="ce36">
            <text:p>1</text:p>
          </table:table-cell>
          <table:table-cell office:value-type="string" table:number-columns-spanned="1" table:number-rows-spanned="8" table:style-name="ce35">
            <text:p>Qual a renda total de sua família, incluindo seus rendimentos? (considere como família a sua unidade de origem composta por pessoas que possuem vínculos consanguíneos e/ou de parentesco, todas moradoras do mesmo domicílio).</text:p>
          </table:table-cell>
          <table:table-cell office:value-type="string" table:style-name="ce7">
            <text:p>A = Até 1,5 salário mínimo (até R$ 2277,00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De 1,5 a 3 salários mínimos (R$ 2277,00 a R$ 4554,00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De 3 a 4,5 salários mínimos (R$ 4554,00 a R$ 6831,00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De 4,5 a 6 salários mínimos (R$ 6831,00 a R$ 9108,00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De 6 a 10 salários mínimos (R$ 9108,00 a R$ 15180,00 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De 10 a 30 salários mínimos (R$ 15180,00 a R$ 45540,00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G = Acima de 30 salários mínimos (mais de R$ 45540,00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6" table:style-name="ce35">
            <text:p>QE_I10</text:p>
          </table:table-cell>
          <table:table-cell office:value-type="string" table:number-columns-spanned="1" table:number-rows-spanned="6" table:style-name="ce36">
            <text:p>C</text:p>
          </table:table-cell>
          <table:table-cell office:value-type="float" office:value="1" table:number-columns-spanned="1" table:number-rows-spanned="6" table:style-name="ce36">
            <text:p>1</text:p>
          </table:table-cell>
          <table:table-cell office:value-type="string" table:number-columns-spanned="1" table:number-rows-spanned="6" table:style-name="ce35">
            <text:p>Qual alternativa melhor descreve a sua situação de trabalho durante a maior parte do curso? (Excluindo trabalhos acadêmicos e bolsas).</text:p>
          </table:table-cell>
          <table:table-cell office:value-type="string" table:style-name="ce7">
            <text:p>A = Não trabalhei durante o curs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Trabalhei 20 horas semanai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Trabalhei 30 horas semanai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Trabalhei 40 horas semanai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Trabalhei com jornada de trabalho flexível de horário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7" table:style-name="ce35">
            <text:p>QE_I11</text:p>
          </table:table-cell>
          <table:table-cell office:value-type="string" table:number-columns-spanned="1" table:number-rows-spanned="7" table:style-name="ce36">
            <text:p>C</text:p>
          </table:table-cell>
          <table:table-cell office:value-type="float" office:value="1" table:number-columns-spanned="1" table:number-rows-spanned="7" table:style-name="ce36">
            <text:p>1</text:p>
          </table:table-cell>
          <table:table-cell office:value-type="string" table:number-columns-spanned="1" table:number-rows-spanned="7" table:style-name="ce35">
            <text:p>Seu ingresso no curso de graduação se deu por meio de políticas de ação afirmativa ou inclusão social? (Exemplos de políticas de ação afirmativa ou inclusão social são as Cotas e o Prouni.)</text:p>
          </table:table-cell>
          <table:table-cell office:value-type="string" table:style-name="ce7">
            <text:p>A = N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Sim, por critério étnico-racial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Sim, por critério de rend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Sim, por ter estudado em escola pública ou particular com bolsa de estudo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Sim, por sistema que combina dois ou mais critérios anteriore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Sim, por sistema diferente dos anteriore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10" table:style-name="ce35">
            <text:p>QE_I12</text:p>
          </table:table-cell>
          <table:table-cell office:value-type="string" table:number-columns-spanned="1" table:number-rows-spanned="10" table:style-name="ce36">
            <text:p>C</text:p>
          </table:table-cell>
          <table:table-cell office:value-type="float" office:value="1" table:number-columns-spanned="1" table:number-rows-spanned="10" table:style-name="ce36">
            <text:p>1</text:p>
          </table:table-cell>
          <table:table-cell office:value-type="string" table:number-columns-spanned="1" table:number-rows-spanned="10" table:style-name="ce35">
            <text:p>Qual a principal razão para você ter escolhido a sua instituição de educação superior?</text:p>
          </table:table-cell>
          <table:table-cell office:value-type="string" table:style-name="ce7">
            <text:p>A = Gratuidade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Preço da mensalidade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Proximidade da minha residênci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Proximidade do meu trabalh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Facilidade de acess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Qualidade/reputaç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G = Foi a única onde tive aprovaç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H = Possibilidade de ter bolsa de estud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I = Outro motiv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12" table:style-name="ce35">
            <text:p>QE_I13</text:p>
          </table:table-cell>
          <table:table-cell office:value-type="string" table:number-columns-spanned="1" table:number-rows-spanned="12" table:style-name="ce36">
            <text:p>C</text:p>
          </table:table-cell>
          <table:table-cell office:value-type="float" office:value="1" table:number-columns-spanned="1" table:number-rows-spanned="12" table:style-name="ce36">
            <text:p>1</text:p>
          </table:table-cell>
          <table:table-cell office:value-type="string" table:number-columns-spanned="1" table:number-rows-spanned="12" table:style-name="ce35">
            <text:p>Que tipo de bolsa de estudos ou financiamento do curso você recebeu para custear todas ou a maior parte das mensalidades? No caso de haver mais de uma opção, marcar apenas a bolsa de maior duração.</text:p>
          </table:table-cell>
          <table:table-cell office:value-type="string" table:style-name="ce7">
            <text:p>A = Nenhum, pois meu curso é gratuit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Nenhum, embora meu curso não seja gratuit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ProUni integral</text:p>
          </table:table-cell>
          <table:table-cell table:number-columns-repeated="16379" table:style-name="ce2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D = ProUni parcial, apena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FIES, apena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ProUni Parcial e FIE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G = Bolsa oferecida por governo estadual, distrital ou municipal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H = Bolsa oferecida pela própria instituiç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I = Bolsa oferecida por outra entidade (empresa, ONG, outra)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J = Financiamento oferecido pela própria instituição</text:p>
          </table:table-cell>
          <table:table-cell table:number-columns-repeated="16379" table:style-name="ce2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7">
            <text:p>K = Financiamento bancário</text:p>
          </table:table-cell>
          <table:table-cell table:number-columns-repeated="16379" table:style-name="ce2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14" table:style-name="ce35">
            <text:p>QE_I14</text:p>
          </table:table-cell>
          <table:table-cell office:value-type="string" table:number-columns-spanned="1" table:number-rows-spanned="14" table:style-name="ce36">
            <text:p>C</text:p>
          </table:table-cell>
          <table:table-cell office:value-type="float" office:value="1" table:number-columns-spanned="1" table:number-rows-spanned="14" table:style-name="ce36">
            <text:p>1</text:p>
          </table:table-cell>
          <table:table-cell office:value-type="string" table:number-columns-spanned="1" table:number-rows-spanned="14" table:style-name="ce35">
            <text:p>Algum fator dificultou sua permanência no ensino superior?</text:p>
          </table:table-cell>
          <table:table-cell office:value-type="string" table:style-name="ce7">
            <text:p>A = Não tive dificuldade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Falta de recursos financeiros para pagar mensalidade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Falta de recursos financeiros para se manter estudand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Falta de recursos financeiros para comprar material e/ou equipamentos requeridos pelo curs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Necessidade de trabalhar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Falta de tempo para estudar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G = Comportamento discriminatório por parte de professores ou colegas em relação alguma condição sua particular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H = Dificuldade de deslocamento para a instituiç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I = Dificuldade de relacionamento com professore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J = Dificuldade de relacionamento com os colega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K = A modalidade de ensino (a distância ou presencial) não incentivava os estudo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L = O conteúdo do curso não fazia sentid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M = Não sei ou não quero responder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7" table:style-name="ce35">
            <text:p>QE_I15</text:p>
          </table:table-cell>
          <table:table-cell office:value-type="string" table:number-columns-spanned="1" table:number-rows-spanned="7" table:style-name="ce36">
            <text:p>C</text:p>
          </table:table-cell>
          <table:table-cell office:value-type="float" office:value="1" table:number-columns-spanned="1" table:number-rows-spanned="7" table:style-name="ce36">
            <text:p>1</text:p>
          </table:table-cell>
          <table:table-cell office:value-type="string" table:number-columns-spanned="1" table:number-rows-spanned="7" table:style-name="ce35">
            <text:p>Ao longo da sua trajetória acadêmica, você recebeu algum tipo de auxílio permanência? No caso de haver mais de uma opção, marcar apenas a bolsa de maior duração.</text:p>
          </table:table-cell>
          <table:table-cell office:value-type="string" table:style-name="ce7">
            <text:p>A = Nenhum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Auxílio moradi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Auxílio alimentaç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Auxílio moradia e alimentaç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Auxílio permanênci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Outro tipo de auxíli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9" table:style-name="ce35">
            <text:p>QE_I16</text:p>
          </table:table-cell>
          <table:table-cell office:value-type="string" table:number-columns-spanned="1" table:number-rows-spanned="9" table:style-name="ce36">
            <text:p>C</text:p>
          </table:table-cell>
          <table:table-cell office:value-type="float" office:value="1" table:number-columns-spanned="1" table:number-rows-spanned="9" table:style-name="ce36">
            <text:p>1</text:p>
          </table:table-cell>
          <table:table-cell office:value-type="string" table:number-columns-spanned="1" table:number-rows-spanned="9" table:style-name="ce35">
            <text:p>Ao longo da sua trajetória acadêmica, você recebeu algum tipo de bolsa acadêmica? (Você pode marcar quantas alternativas considerar necessário).</text:p>
          </table:table-cell>
          <table:table-cell office:value-type="string" table:style-name="ce7">
            <text:p>A = Nenhum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Bolsa de iniciação científic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Bolsa de extensão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Bolsa de monitoria/tutori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Bolsa PET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F = Bolsa PIBID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G = Bolsa Residência Pedagógic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H = Outro tipo de bolsa acadêmica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5">
          <table:table-cell office:value-type="string" table:number-columns-spanned="1" table:number-rows-spanned="6" table:style-name="ce35">
            <text:p>QE_I17</text:p>
          </table:table-cell>
          <table:table-cell office:value-type="string" table:number-columns-spanned="1" table:number-rows-spanned="6" table:style-name="ce36">
            <text:p>C</text:p>
          </table:table-cell>
          <table:table-cell office:value-type="float" office:value="1" table:number-columns-spanned="1" table:number-rows-spanned="6" table:style-name="ce36">
            <text:p>1</text:p>
          </table:table-cell>
          <table:table-cell office:value-type="string" table:number-columns-spanned="1" table:number-rows-spanned="6" table:style-name="ce35">
            <text:p>Quantas horas por semana, aproximadamente, você dedicou aos estudos, excetuando as horas de aula?</text:p>
          </table:table-cell>
          <table:table-cell office:value-type="string" table:style-name="ce7">
            <text:p>A = Nenhuma, apenas assisto às aula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B = De uma a três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C = De quatro a sete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D = De oito a doze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7">
            <text:p>E = Mais de doze</text:p>
          </table:table-cell>
          <table:table-cell table:number-columns-repeated="16379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 table:style-name="ce25"/>
        </table:table-row>
        <table:table-row table:style-name="ro12">
          <table:table-cell office:value-type="string" table:number-columns-spanned="5" table:number-rows-spanned="1" table:style-name="ce42">
            <text:p>As variáveis QE_I18 a QE_I56 foram marcadas conforme o grau de concordância do aluno para cada assertiva, segundo a escala que varia de 1 (discordância total) a 6 (concordância total).<text:s/></text:p>
            <text:p>A resposta 7 foi marcada quando julgado "não ter elementos para avaliar a assertiva" (Não sei responder) e a reposta 8 quando "considerar não pertinente ao curso" (Não se aplica).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18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Foram oferecidas oportunidades para os estudantes participarem de programas, projetos ou atividades de extensão universitária.<text:s/>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19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Foram oferecidas oportunidades para os estudantes participarem de projetos de iniciação científica e/ou de atividades que estimularam a investigação acadêmica.<text:s/>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0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s atividades realizadas durante seu trabalho de conclusão de curso contribuíram para qualificar sua formação profissional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1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s relações professor-aluno ao longo do curso foram positivas, estimulando os estudantes a estudar e aprender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2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s professores apresentaram e discutiram os planos de ensino/curso das disciplinas com os estudante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3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s referências bibliográficas indicadas pelos professores contribuíram para seus estudos e aprendizagens.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4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s avaliações da aprendizagem realizadas durante o curso foram compatíveis com os conteúdos ou temas trabalhados pelos professore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5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s professores demonstraram domínio dos conteúdos abordados nas disciplina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6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s professores utilizaram estratégias e instrumentos de avaliação diversificados (provas, seminários, trabalhos em grupo, portfólio, autoavaliação etc.)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7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s professores ofereceram devolutivas das avaliações (comentários, explicações, sugestões para melhoria) que auxiliaram os estudantes a avançar em suas aprendizagen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8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s professores estimularam a participação ativa dos estudantes durante as aulas (por meio de atividades em grupo, discussões, seminários etc.) não se limitando às aulas expositiva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29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 curso disponibilizou quantidade suficiente de professores e preceptores para auxiliar os estudante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0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s atividades práticas de ensino contemplaram a quantidade adequada de equipamentos em relação aos estudantes.<text:s/>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1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Foram oferecidas oportunidades para os estudantes superarem dificuldades relacionadas ao processo de formação.<text:s/>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2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 coordenação do curso esteve disponível para orientação acadêmica dos estudantes.<text:s/>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3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 curso favoreceu a articulação do conhecimento teórico com atividades práticas.<text:s/>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4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 curso propiciou acesso a conhecimentos atualizados e/ou contemporâneos em sua área de formação.<text:s/>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5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s disciplinas cursadas contribuíram para sua formação como profissional.<text:s/>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6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s metodologias de ensino utilizadas no curso desafiaram você a se posicionar mais criticamente diante do conhecimento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7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s estudantes participaram de avaliações periódicas das condições de formação (disciplinas, atuação dos professores, infraestrutura)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8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 curso proporcionou condições de acesso adequado às bibliografias indicadas nas disciplinas, de forma física ou virtual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39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s salas de aula apresentaram tamanho, mobiliário e recursos tecnológicos adequado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0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s ambientes e equipamentos destinados às aulas práticas foram adequados ao curso e à quantidade de estudante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1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Os laboratórios de habilidades e simulação de atividade assistencial permitiram a capacitação dos estudantes nas diversas competências desenvolvidas nas diferentes fases do curso.<text:s text:c="2"/>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2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Foram realizadas simulações de alta fidelidade em diferentes etapas do curso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3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 integração do curso com o sistema de saúde viabilizou a formação do estudante em serviço, conforme necessidades locais e regionai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13">
          <table:table-cell office:value-type="string" table:number-columns-spanned="5" table:number-rows-spanned="1" table:style-name="ce42">
            <text:p>Na seção a seguir, todos os itens são precedidos da seguinte frase: No meu curso de Medicina, aprendi a: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4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Integrar conhecimentos básicos e clínicos na atenção integral à saúde de indivíduos e comunidades, considerando os princípios do SU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5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Realizar o cuidado em saúde com base em práticas éticas, humanizadas e orientadas para a promoção, prevenção, recuperação e reabilitação da saúde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6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Utilizar evidências científicas para fundamentar a tomada de decisão clínica e terapêutica, em diferentes níveis de atenção à saúde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7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Vivenciar a formação a partir de metodologias ativas, como aprendizagem baseada em problemas (PBL) e simulação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8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Praticar medicina por meio de estágios supervisionados em diferentes níveis de atenção à saúde (primária, secundária e terciária), articulados às redes públicas de saúde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49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Praticar medicina por meio de estágios supervisionados em diferentes níveis de atenção à saúde (primária, secundária e terciária), articulados às redes privadas de saúde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50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Estabelecer comunicação efetiva com usuários do sistema de saúde, familiares, equipes de saúde e a comunidade, respeitando aspectos éticos e culturais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51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Atuar em equipes multiprofissionais de saúde de forma colaborativa, por meio de vivências em educação interprofissional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52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Utilizar recursos tecnológicos e de informação em saúde de maneira crítica, ética e segura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53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Desenvolver habilidades de liderança, resolução de conflitos e gestão de processos de trabalho em saúde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54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Refletir continuamente sobre a minha formação, buscando atualização permanente e compromisso com a qualidade do cuidado em saúde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55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Relacionar as atividades práticas de ensino ao contexto de saúde e bem-estar local e regional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43">
            <text:p>QE_I56</text:p>
          </table:table-cell>
          <table:table-cell office:value-type="string" table:number-columns-spanned="1" table:number-rows-spanned="9" table:style-name="ce44">
            <text:p>N</text:p>
          </table:table-cell>
          <table:table-cell office:value-type="float" office:value="1" table:number-columns-spanned="1" table:number-rows-spanned="9" table:style-name="ce44">
            <text:p>1</text:p>
          </table:table-cell>
          <table:table-cell office:value-type="string" table:number-columns-spanned="1" table:number-rows-spanned="9" table:style-name="ce45">
            <text:p>Desenvolver competências práticas relacionadas a ações de atenção à saúde e ao bem-estar social, em uma perspectiva de integralidade, tanto individual quanto coletiva.</text:p>
          </table:table-cell>
          <table:table-cell office:value-type="string" table:style-name="ce27">
            <text:p>1 = Dis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2 = Dis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3 = Dis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4 = Concordo parci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5 = Concor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6 = Concordo totalment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7 = Não sei responde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7">
            <text:p>8 = Não se apl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42">
            <text:p>Recomendação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43">
            <text:p>QE_I57</text:p>
          </table:table-cell>
          <table:table-cell office:value-type="string" table:number-columns-spanned="1" table:number-rows-spanned="2" table:style-name="ce44">
            <text:p>N</text:p>
          </table:table-cell>
          <table:table-cell office:value-type="float" office:value="2" table:number-columns-spanned="1" table:number-rows-spanned="2" table:style-name="ce44">
            <text:p>2</text:p>
          </table:table-cell>
          <table:table-cell office:value-type="string" table:number-columns-spanned="1" table:number-rows-spanned="2" table:style-name="ce45">
            <text:p>Em uma escala de 0 a 10, o quanto você recomendaria o seu curso para um amigo ou colega?</text:p>
          </table:table-cell>
          <table:table-cell office:value-type="string" table:style-name="ce28">
            <text:p>1 <text:s/>a 10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43">
            <text:p>QE_I58</text:p>
          </table:table-cell>
          <table:table-cell office:value-type="string" table:number-columns-spanned="1" table:number-rows-spanned="2" table:style-name="ce44">
            <text:p>N</text:p>
          </table:table-cell>
          <table:table-cell office:value-type="float" office:value="2" table:number-columns-spanned="1" table:number-rows-spanned="2" table:style-name="ce44">
            <text:p>2</text:p>
          </table:table-cell>
          <table:table-cell office:value-type="string" table:number-columns-spanned="1" table:number-rows-spanned="2" table:style-name="ce45">
            <text:p>Em uma escala de 0 a 10, o quanto você recomendaria a sua Instituição de Educação Superior para um amigo ou colega?</text:p>
          </table:table-cell>
          <table:table-cell office:value-type="string" table:style-name="ce28">
            <text:p>1 <text:s/>a 10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. = Sem resposta</text:p>
          </table:table-cell>
          <table:table-cell table:number-columns-repeated="16379"/>
        </table:table-row>
        <table:table-row table:number-rows-repeated="1047922" table:style-name="ro2">
          <table:table-cell table:number-columns-repeated="16384"/>
        </table:table-row>
        <table:named-expressions>
          <table:named-range table:name="Print_Titles" table:cell-range-address="DICIONÁRIO_DE_VARIÁVEIS_-_ENADE.$A$2:DICIONÁRIO_DE_VARIÁVEIS_-_ENADE.$XFD$2" table:base-cell-address="DICIONÁRIO_DE_VARIÁVEIS_-_ENADE.$A$1"/>
        </table:named-expressions>
      </table:table>
      <table:table table:name="ARQUIVOS_-_ENAD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14">
          <table:table-cell office:value-type="string" table:style-name="ce46">
            <text:p>Nome do arquivo</text:p>
          </table:table-cell>
          <table:table-cell office:value-type="string" table:style-name="ce47">
            <text:p>Informações</text:p>
          </table:table-cell>
          <table:table-cell office:value-type="string" table:style-name="ce47">
            <text:p>Variáveis</text:p>
          </table:table-cell>
          <table:table-cell table:number-columns-repeated="16381" table:style-name="ce48"/>
        </table:table-row>
        <table:table-row table:style-name="ro15">
          <table:table-cell office:value-type="string" table:style-name="ce49">
            <text:p>microdados_enade_2025_arq1</text:p>
          </table:table-cell>
          <table:table-cell office:value-type="string" table:style-name="ce50">
            <text:p>Edição, código de curso e caracterização do curso.</text:p>
          </table:table-cell>
          <table:table-cell office:value-type="string" table:style-name="ce50">
            <text:p>NU_ANO, TP_INSCRICAO,<text:s/><text:span text:style-name="T4">CO_CURSO,<text:s/></text:span>CO_IES, CO_CATEGAD, CO_ORGACAD, CO_GRUPO, CO_MUNIC_CURSO, CO_UF_CURSO, CO_REGIAO_CURSO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enade_2025_arq2</text:p>
          </table:table-cell>
          <table:table-cell office:value-type="string" table:style-name="ce50">
            <text:p>Edição, código de curso e informações acadêmicas dos estudantes.</text:p>
          </table:table-cell>
          <table:table-cell office:value-type="string" table:style-name="ce50">
            <text:p>NU_ANO, CO_CURSO,<text:s/><text:span text:style-name="T4">ANO_FIM_EM</text:span>, ANO_IN_GRAD, CO_TURNO_GRADUACAO</text:p>
          </table:table-cell>
          <table:table-cell table:style-name="ce51"/>
          <table:table-cell table:number-columns-repeated="16380"/>
        </table:table-row>
        <table:table-row table:style-name="ro16">
          <table:table-cell office:value-type="string" table:style-name="ce49">
            <text:p>microdados_enade_2025_arq3</text:p>
          </table:table-cell>
          <table:table-cell office:value-type="string" table:style-name="ce50">
            <text:p>Edição, código de curso,<text:span text:style-name="T6"><text:s/></text:span>código do modelo de prova, <text:s/>nº de itens válidos por seção da prova,<text:span text:style-name="T6"><text:s/></text:span>vetores, tipo de presença, número de acertos por área, percentual de acertos para fins do Enare, respostas do Questionário de Percepção de Prova.</text:p>
          </table:table-cell>
          <table:table-cell office:value-type="string" table:style-name="ce50">
            <text:p>NU_ANO, CO_CURSO, CO_CADERNO, NU_ITEM, NU_ITEM_Z, NU_ITEM_X, DS_VT_GAB_OBJ, DS_VT_ACE_OBJ, <text:s/>DS_VT_ESC_OBJ, TP_PR_GER, PROFICIENCIA,<text:s/><text:span text:style-name="T4">NT_GER</text:span>, QT_ACERTO_AREA_1, QT_ACERTO_AREA_2, QT_ACERTO_AREA_3, QT_ACERTO_AREA_4, QT_ACERTO_AREA_5, PER_ACERTO_ENARE, CO_RS_I1, CO_RS_I2, CO_RS_I3, CO_RS_I4, CO_RS_I5, CO_RS_I6, CO_RS_I7, CO_RS_I8, CO_RS_I9</text:p>
          </table:table-cell>
          <table:table-cell table:style-name="ce51"/>
          <table:table-cell table:number-columns-repeated="16380"/>
        </table:table-row>
        <table:table-row table:style-name="ro17">
          <table:table-cell office:value-type="string" table:style-name="ce49">
            <text:p>microdados_enade_2025_arq4</text:p>
          </table:table-cell>
          <table:table-cell office:value-type="string" table:style-name="ce50">
            <text:p>Edição, código de curso e avaliação dos estudantes sobre seu processo formativo (Organização Didático Pedagógica, Infraestrutura e Oportunidades de ampliação da formação acadêmica e profissional).</text:p>
          </table:table-cell>
          <table:table-cell office:value-type="string" table:style-name="ce50">
            <text:p>NU_ANO, CO_CURSO,QE_I18, QE_I19, QE_20, QE_I21, QE_I22, QE_I23, QE_I24, QE_I25, QE_I26,<text:s/><text:span text:style-name="T4">QE_I27</text:span>, QE_I28, QE_I29, QE_I30, QE_I31, QE_I32, QE_I33, QE_I34, QE_I35, QE_I36, QE_I37, QE_I38, QE_I39, QE_I40, QE_I41, QE_I42, QE_I43, QE_I44, QE_I45, QE_I46, QE_I47, QE_I48, QE_I49, QE_I50, QE_I51, QE_I52, QE_I53, QE_I54, QE_I55, QE_I56, QE_I57, QE_I58</text:p>
          </table:table-cell>
          <table:table-cell table:style-name="ce51"/>
          <table:table-cell table:number-columns-repeated="16380"/>
        </table:table-row>
        <table:table-row table:style-name="ro18">
          <table:table-cell office:value-type="string" table:style-name="ce49">
            <text:p>microdados_enade_2025_arq5</text:p>
          </table:table-cell>
          <table:table-cell office:value-type="string" table:style-name="ce50">
            <text:p>Edição, código de curso e sexo.</text:p>
          </table:table-cell>
          <table:table-cell office:value-type="string" table:style-name="ce50">
            <text:p>NU_ANO, CO_CURSO,<text:s/><text:span text:style-name="T4">TP_SEXO</text:span>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enade_2025_arq6</text:p>
          </table:table-cell>
          <table:table-cell office:value-type="string" table:style-name="ce50">
            <text:p>Edição, código de curso e idade do inscrito no dia da prova.</text:p>
          </table:table-cell>
          <table:table-cell office:value-type="string" table:style-name="ce50">
            <text:p>NU_ANO, CO_CURSO,<text:s/><text:span text:style-name="T4">NU_IDADE</text:span></text:p>
          </table:table-cell>
          <table:table-cell table:style-name="ce51"/>
          <table:table-cell table:number-columns-repeated="16380"/>
        </table:table-row>
        <table:table-row table:style-name="ro18">
          <table:table-cell office:value-type="string" table:style-name="ce49">
            <text:p>microdados_enade_2025_arq7</text:p>
          </table:table-cell>
          <table:table-cell office:value-type="string" table:style-name="ce50">
            <text:p>Edição, código de curso e QE1: Qual o seu estado civil?</text:p>
          </table:table-cell>
          <table:table-cell office:value-type="string" table:style-name="ce50">
            <text:p>NU_ANO, CO_CURSO,<text:s/><text:span text:style-name="T4">QE_I01</text:span></text:p>
          </table:table-cell>
          <table:table-cell table:style-name="ce51"/>
          <table:table-cell table:number-columns-repeated="16380"/>
        </table:table-row>
        <table:table-row table:style-name="ro18">
          <table:table-cell office:value-type="string" table:style-name="ce49">
            <text:p>microdados_enade_2025_arq8</text:p>
          </table:table-cell>
          <table:table-cell office:value-type="string" table:style-name="ce50">
            <text:p>Edição, código de curso e QE2: Você tem filhos?</text:p>
          </table:table-cell>
          <table:table-cell office:value-type="string" table:style-name="ce50">
            <text:p>NU_ANO, CO_CURSO,<text:s/><text:span text:style-name="T4">QE_I02</text:span>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enade_2025_arq9</text:p>
          </table:table-cell>
          <table:table-cell office:value-type="string" table:style-name="ce50">
            <text:p>Edição, código de curso e QE3: Qual é a sua cor ou raça?</text:p>
          </table:table-cell>
          <table:table-cell office:value-type="string" table:style-name="ce50">
            <text:p>NU_ANO, CO_CURSO,<text:s/><text:span text:style-name="T4">QE_I03</text:span></text:p>
          </table:table-cell>
          <table:table-cell table:style-name="ce51"/>
          <table:table-cell table:number-columns-repeated="16380"/>
        </table:table-row>
        <table:table-row table:style-name="ro19">
          <table:table-cell office:value-type="string" table:style-name="ce49">
            <text:p>microdados_enade_2025_arq10</text:p>
          </table:table-cell>
          <table:table-cell office:value-type="string" table:style-name="ce50">
            <text:p>Edição, código de curso e QE4: Você tem alguma deficiência, transtorno global do desenvolvimento ou altas habilidades? (Você pode marcar quantas alternativas considerar necessárias).</text:p>
          </table:table-cell>
          <table:table-cell office:value-type="string" table:style-name="ce50">
            <text:p>NU_ANO, CO_CURSO,<text:s/><text:span text:style-name="T4">QE_I04</text:span>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enade_2025_arq11</text:p>
          </table:table-cell>
          <table:table-cell office:value-type="string" table:style-name="ce50">
            <text:p>Edição, código de curso e QE5: Alguém em sua família concluiu um curso superior?</text:p>
          </table:table-cell>
          <table:table-cell office:value-type="string" table:style-name="ce50">
            <text:p>NU_ANO, CO_CURSO,<text:s/><text:span text:style-name="T4">QE_I05</text:span>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enade_2025_arq12</text:p>
          </table:table-cell>
          <table:table-cell office:value-type="string" table:style-name="ce50">
            <text:p>Edição, código de curso e QE6: Até que etapa de escolarização sua mãe concluiu?</text:p>
          </table:table-cell>
          <table:table-cell office:value-type="string" table:style-name="ce50">
            <text:p>NU_ANO, CO_CURSO,<text:s/><text:span text:style-name="T4">QE_I06</text:span>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enade_2025_arq13</text:p>
          </table:table-cell>
          <table:table-cell office:value-type="string" table:style-name="ce50">
            <text:p>Edição, código de curso e QE7:Até que etapa de escolarização seu pai concluiu?</text:p>
          </table:table-cell>
          <table:table-cell office:value-type="string" table:style-name="ce50">
            <text:p>NU_ANO, CO_CURSO,<text:s/><text:span text:style-name="T4">QE_I07</text:span></text:p>
          </table:table-cell>
          <table:table-cell table:style-name="ce51"/>
          <table:table-cell table:number-columns-repeated="16380"/>
        </table:table-row>
        <table:table-row table:style-name="ro20">
          <table:table-cell office:value-type="string" table:style-name="ce49">
            <text:p>microdados_enade_2025_arq14</text:p>
          </table:table-cell>
          <table:table-cell office:value-type="string" table:style-name="ce50">
            <text:p>Edição, código de curso e QE8: Qual alternativa a seguir melhor descreve sua situação financeira (incluindo bolsas)?</text:p>
          </table:table-cell>
          <table:table-cell office:value-type="string" table:style-name="ce50">
            <text:p>NU_ANO, CO_CURSO,<text:s/><text:span text:style-name="T4">QE_I08</text:span></text:p>
          </table:table-cell>
          <table:table-cell table:style-name="ce51"/>
          <table:table-cell table:number-columns-repeated="16380"/>
        </table:table-row>
        <table:table-row table:style-name="ro17">
          <table:table-cell office:value-type="string" table:style-name="ce49">
            <text:p>microdados_enade_2025_arq15</text:p>
          </table:table-cell>
          <table:table-cell office:value-type="string" table:style-name="ce50">
            <text:p>Edição, código de curso e QE9: Qual a renda total de sua família, incluindo seus rendimentos? (considere como família a sua unidade de origem composta por pessoas que possuem vínculos consanguíneos e/ou de parentesco, todas moradoras do mesmo domicílio).</text:p>
          </table:table-cell>
          <table:table-cell office:value-type="string" table:style-name="ce50">
            <text:p>NU_ANO, CO_CURSO,<text:s/><text:span text:style-name="T4">QE_I09</text:span></text:p>
          </table:table-cell>
          <table:table-cell table:style-name="ce51"/>
          <table:table-cell table:number-columns-repeated="16380"/>
        </table:table-row>
        <table:table-row table:style-name="ro20">
          <table:table-cell office:value-type="string" table:style-name="ce49">
            <text:p>microdados_enade_2025_arq16</text:p>
          </table:table-cell>
          <table:table-cell office:value-type="string" table:style-name="ce50">
            <text:p>Edição, código de curso e QE10: Qual alternativa melhor descreve a sua situação de trabalho durante a maior parte do curso? (Excluindo trabalhos acadêmicos e bolsas).</text:p>
          </table:table-cell>
          <table:table-cell office:value-type="string" table:style-name="ce50">
            <text:p>NU_ANO, CO_CURSO,<text:s/><text:span text:style-name="T4">QE_I10</text:span></text:p>
          </table:table-cell>
          <table:table-cell table:style-name="ce51"/>
          <table:table-cell table:number-columns-repeated="16380"/>
        </table:table-row>
        <table:table-row table:style-name="ro17">
          <table:table-cell office:value-type="string" table:style-name="ce49">
            <text:p>microdados_enade_2025_arq17</text:p>
          </table:table-cell>
          <table:table-cell office:value-type="string" table:style-name="ce50">
            <text:p>Edição, código de curso e QE11:Seu ingresso no curso de graduação se deu por meio de políticas de ação afirmativa ou inclusão social? (Exemplos de políticas de ação afirmativa ou inclusão social são as Cotas e o Prouni.).</text:p>
          </table:table-cell>
          <table:table-cell office:value-type="string" table:style-name="ce50">
            <text:p>NU_ANO, CO_CURSO,<text:s/><text:span text:style-name="T4">QE_I11</text:span></text:p>
          </table:table-cell>
          <table:table-cell table:style-name="ce51"/>
          <table:table-cell table:number-columns-repeated="16380"/>
        </table:table-row>
        <table:table-row table:style-name="ro20">
          <table:table-cell office:value-type="string" table:style-name="ce49">
            <text:p>microdados_enade_2025_arq18</text:p>
          </table:table-cell>
          <table:table-cell office:value-type="string" table:style-name="ce50">
            <text:p>Edição, código de curso e QE12: Qual a principal razão para você ter escolhido a sua instituição de educação superior?</text:p>
          </table:table-cell>
          <table:table-cell office:value-type="string" table:style-name="ce50">
            <text:p>NU_ANO, CO_CURSO,<text:s/><text:span text:style-name="T4">QE_I12</text:span></text:p>
          </table:table-cell>
          <table:table-cell table:style-name="ce51"/>
          <table:table-cell table:number-columns-repeated="16380"/>
        </table:table-row>
        <table:table-row table:style-name="ro17">
          <table:table-cell office:value-type="string" table:style-name="ce49">
            <text:p>microdados_enade_2025_arq19</text:p>
          </table:table-cell>
          <table:table-cell office:value-type="string" table:style-name="ce50">
            <text:p>Edição, código de curso e QE 13:Que tipo de bolsa de estudos ou financiamento do curso você recebeu para custear todas ou a maior parte das mensalidades? No caso de haver mais de uma opção, marcar apenas a bolsa de maior duração.</text:p>
          </table:table-cell>
          <table:table-cell office:value-type="string" table:style-name="ce50">
            <text:p>NU_ANO, CO_CURSO,<text:s/><text:span text:style-name="T4">QE_I13</text:span>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enade_2025_arq20</text:p>
          </table:table-cell>
          <table:table-cell office:value-type="string" table:style-name="ce50">
            <text:p>Edição, código de curso e QE14: Algum fator dificultou sua permanência no ensino superior?</text:p>
          </table:table-cell>
          <table:table-cell office:value-type="string" table:style-name="ce50">
            <text:p>NU_ANO, CO_CURSO,<text:s/><text:span text:style-name="T4">QE_I14</text:span></text:p>
          </table:table-cell>
          <table:table-cell table:style-name="ce51"/>
          <table:table-cell table:number-columns-repeated="16380"/>
        </table:table-row>
        <table:table-row table:style-name="ro19">
          <table:table-cell office:value-type="string" table:style-name="ce49">
            <text:p>microdados_enade_2025_arq21</text:p>
          </table:table-cell>
          <table:table-cell office:value-type="string" table:style-name="ce50">
            <text:p>Edição, código de curso e QE15: Ao longo da sua trajetória acadêmica, você recebeu algum tipo de auxílio permanência? No caso de haver mais de uma opção, marcar apenas a bolsa de maior duração.</text:p>
          </table:table-cell>
          <table:table-cell office:value-type="string" table:style-name="ce50">
            <text:p>NU_ANO, CO_CURSO,<text:s/><text:span text:style-name="T4">QE_I15</text:span></text:p>
          </table:table-cell>
          <table:table-cell table:style-name="ce51"/>
          <table:table-cell table:number-columns-repeated="16380"/>
        </table:table-row>
        <table:table-row table:style-name="ro19">
          <table:table-cell office:value-type="string" table:style-name="ce49">
            <text:p>microdados_enade_2025_arq22</text:p>
          </table:table-cell>
          <table:table-cell office:value-type="string" table:style-name="ce50">
            <text:p>Edição, código de curso e QE16: Ao longo da sua trajetória acadêmica, você recebeu algum tipo de bolsa acadêmica? (Você pode marcar quantas alternativas considerar necessário).</text:p>
          </table:table-cell>
          <table:table-cell office:value-type="string" table:style-name="ce50">
            <text:p>NU_ANO, CO_CURSO,<text:s/><text:span text:style-name="T4">QE_I16</text:span></text:p>
          </table:table-cell>
          <table:table-cell table:style-name="ce51"/>
          <table:table-cell table:number-columns-repeated="16380"/>
        </table:table-row>
        <table:table-row table:style-name="ro20">
          <table:table-cell office:value-type="string" table:style-name="ce49">
            <text:p>microdados_enade_2025_arq23</text:p>
          </table:table-cell>
          <table:table-cell office:value-type="string" table:style-name="ce50">
            <text:p>Edição, código de curso e QE17: Quantas horas por semana, aproximadamente, você dedicou aos estudos, excetuando as horas de aula?</text:p>
          </table:table-cell>
          <table:table-cell office:value-type="string" table:style-name="ce50">
            <text:p>NU_ANO, CO_CURSO,<text:s/><text:span text:style-name="T4">QE_I17</text:span></text:p>
          </table:table-cell>
          <table:table-cell table:style-name="ce51"/>
          <table:table-cell table:number-columns-repeated="16380"/>
        </table:table-row>
        <table:table-row table:number-rows-repeated="1048552" table:style-name="ro18">
          <table:table-cell table:number-columns-repeated="16384"/>
        </table:table-row>
      </table:table>
      <table:table table:name="DICIONÁRIO_DE_VARIÁVEIS_-_DP" table:style-name="ta3">
        <table:table-column table:style-name="co10" table:default-cell-style-name="ce29"/>
        <table:table-column table:style-name="co2" table:default-cell-style-name="ce30"/>
        <table:table-column table:style-name="co3" table:default-cell-style-name="ce30"/>
        <table:table-column table:style-name="co11" table:default-cell-style-name="ce29"/>
        <table:table-column table:style-name="co12" table:default-cell-style-name="ce3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32">
            <text:p>Dicionário de Variáveis do ENAMED 2025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3">
            <text:p>NOM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DESCRIÇÃO</text:p>
          </table:table-cell>
          <table:table-cell office:value-type="string" table:style-name="ce4">
            <text:p>CATEGORIAS</text:p>
          </table:table-cell>
          <table:table-cell table:number-columns-repeated="16379" table:style-name="ce52"/>
        </table:table-row>
        <table:table-row table:style-name="ro2">
          <table:table-cell office:value-type="string" table:style-name="ce5">
            <text:p>NU_ANO</text:p>
          </table:table-cell>
          <table:table-cell office:value-type="string" table:style-name="ce6">
            <text:p>N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Ano de realização do exame</text:p>
          </table:table-cell>
          <table:table-cell office:value-type="float" office:value="2025" table:style-name="ce8">
            <text:p>202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5">
            <text:p>TP_INSCRICAO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Tipo de inscrição</text:p>
          </table:table-cell>
          <table:table-cell office:value-type="string" table:style-name="ce12">
            <text:p>0 = Concluinte do Enade</text:p>
            <text:p><text:span text:style-name="T2">1 = Demais Participantes</text:span></text:p>
          </table:table-cell>
          <table:table-cell table:number-columns-repeated="5" table:style-name="ce53"/>
          <table:table-cell table:number-columns-repeated="16374" table:style-name="ce54"/>
        </table:table-row>
        <table:table-row table:style-name="ro1">
          <table:table-cell office:value-type="string" table:number-columns-spanned="5" table:number-rows-spanned="1" table:style-name="ce32">
            <text:p><text:s/>INFORMAÇÕES DO PARTICIPANTE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9">
            <text:p>NU_IDADE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Idade do inscrito em 19/10/2025</text:p>
          </table:table-cell>
          <table:table-cell office:value-type="string" table:style-name="ce17">
            <text:p>Dados provenientes da base da Receita Federal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1" table:number-rows-spanned="3" table:style-name="ce37">
            <text:p>TP_SEXO</text:p>
          </table:table-cell>
          <table:table-cell office:value-type="string" table:number-columns-spanned="1" table:number-rows-spanned="3" table:style-name="ce38">
            <text:p>C</text:p>
          </table:table-cell>
          <table:table-cell office:value-type="float" office:value="1" table:number-columns-spanned="1" table:number-rows-spanned="3" table:style-name="ce38">
            <text:p>1</text:p>
          </table:table-cell>
          <table:table-cell office:value-type="string" table:number-columns-spanned="1" table:number-rows-spanned="3" table:style-name="ce39">
            <text:p>Sexo</text:p>
          </table:table-cell>
          <table:table-cell office:value-type="string" table:style-name="ce17">
            <text:p>M = Masculino</text:p>
          </table:table-cell>
          <table:table-cell table:number-columns-repeated="1637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7">
            <text:p>F = Feminino</text:p>
          </table:table-cell>
          <table:table-cell table:number-columns-repeated="1637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9 = Indefinido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32">
            <text:p>CADERNO E NÚMERO DE ITENS DA PROVA</text:p>
          </table:table-cell>
          <table:covered-table-cell table:number-columns-repeated="4"/>
          <table:table-cell table:number-columns-repeated="16379" table:style-name="ce1"/>
        </table:table-row>
        <table:table-row table:style-name="ro8">
          <table:table-cell office:value-type="string" table:style-name="ce18">
            <text:p>CO_CADERNO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19">
            <text:p>Código do caderno respondido pelo participante</text:p>
          </table:table-cell>
          <table:table-cell office:value-type="string" table:style-name="ce7">
            <text:p>1 e 2</text:p>
          </table:table-cell>
          <table:table-cell table:number-columns-repeated="16379" table:style-name="ce20"/>
        </table:table-row>
        <table:table-row table:style-name="ro8">
          <table:table-cell office:value-type="string" table:style-name="ce5">
            <text:p>NU_ITEM</text:p>
          </table:table-cell>
          <table:table-cell office:value-type="string" table:style-name="ce6">
            <text:p>N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Número de itens válidos.</text:p>
          </table:table-cell>
          <table:table-cell office:value-type="string" table:style-name="ce7">
            <text:p>90 itens</text:p>
          </table:table-cell>
          <table:table-cell table:number-columns-repeated="16379" table:style-name="ce20"/>
        </table:table-row>
        <table:table-row table:style-name="ro8">
          <table:table-cell office:value-type="string" table:style-name="ce5">
            <text:p>NU_ITEM_Z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úmero de itens que foram anulados pela Comissão Assessora de Área ou administrativamente pelo Inep</text:p>
          </table:table-cell>
          <table:table-cell office:value-type="string" table:style-name="ce7">
            <text:p>7 itens</text:p>
          </table:table-cell>
          <table:table-cell table:number-columns-repeated="16379" table:style-name="ce20"/>
        </table:table-row>
        <table:table-row table:style-name="ro8">
          <table:table-cell office:value-type="string" table:style-name="ce5">
            <text:p>NU_ITEM_X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Número de itens que foram desconsiderdos devido à correlação bisserial menor ou igual a 0.</text:p>
          </table:table-cell>
          <table:table-cell office:value-type="string" table:style-name="ce7">
            <text:p>3 itens</text:p>
          </table:table-cell>
          <table:table-cell table:number-columns-repeated="16379" table:style-name="ce20"/>
        </table:table-row>
        <table:table-row table:style-name="ro4">
          <table:table-cell office:value-type="string" table:number-columns-spanned="5" table:number-rows-spanned="1" table:style-name="ce40">
            <text:p>VETORE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number-columns-spanned="1" table:number-rows-spanned="2" table:style-name="ce33">
            <text:p>DS_VT_GAB_OBJ</text:p>
          </table:table-cell>
          <table:table-cell office:value-type="string" table:number-columns-spanned="1" table:number-rows-spanned="2" table:style-name="ce34">
            <text:p>C</text:p>
          </table:table-cell>
          <table:table-cell office:value-type="float" office:value="100" table:number-columns-spanned="1" table:number-rows-spanned="2" table:style-name="ce34">
            <text:p>100</text:p>
          </table:table-cell>
          <table:table-cell office:value-type="string" table:number-columns-spanned="1" table:number-rows-spanned="2" table:style-name="ce35">
            <text:p>Vetor que representa o gabarito final da prova.</text:p>
          </table:table-cell>
          <table:table-cell office:value-type="string" table:style-name="ce12">
            <text:p>1 letra por item (intervalo de A a D)</text:p>
          </table:table-cell>
          <table:table-cell table:number-columns-repeated="16379" table:style-name="ce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6 = Questão anulada pela Comissão Assessora de Área ou administrativamente pelo Inep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33">
            <text:p>DS_VT_ACE_OBJ</text:p>
          </table:table-cell>
          <table:table-cell office:value-type="string" table:number-columns-spanned="1" table:number-rows-spanned="6" table:style-name="ce34">
            <text:p>C</text:p>
          </table:table-cell>
          <table:table-cell office:value-type="float" office:value="100" table:number-columns-spanned="1" table:number-rows-spanned="6" table:style-name="ce34">
            <text:p>100</text:p>
          </table:table-cell>
          <table:table-cell office:value-type="string" table:number-columns-spanned="1" table:number-rows-spanned="6" table:style-name="ce35">
            <text:p>Vetor que representa os acertos da prova.</text:p>
          </table:table-cell>
          <table:table-cell office:value-type="string" table:style-name="ce12">
            <text:p>0 = Errad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1 = Cer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6 = Questão anulada pela Comissão Assessora de Área ou administrativamente pelo Ine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4 = Eliminad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8 = Questão desconsiderada pela TR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9 = Ausente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33">
            <text:p>DS_VT_ESC_OBJ</text:p>
          </table:table-cell>
          <table:table-cell office:value-type="string" table:number-columns-spanned="1" table:number-rows-spanned="3" table:style-name="ce34">
            <text:p>C</text:p>
          </table:table-cell>
          <table:table-cell office:value-type="float" office:value="100" table:number-columns-spanned="1" table:number-rows-spanned="3" table:style-name="ce34">
            <text:p>100</text:p>
          </table:table-cell>
          <table:table-cell office:value-type="string" table:number-columns-spanned="1" table:number-rows-spanned="3" table:style-name="ce35">
            <text:p>Vetor que representa a escolha de resposta da prova.</text:p>
          </table:table-cell>
          <table:table-cell office:value-type="string" table:style-name="ce12">
            <text:p>1 letra por item (intervalo de A a D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"." = em branco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"*" = múltiplo</text:p>
          </table:table-cell>
          <table:table-cell table:number-columns-repeated="16379"/>
        </table:table-row>
        <table:table-row table:style-name="ro9">
          <table:table-cell office:value-type="string" table:number-columns-spanned="5" table:number-rows-spanned="1" table:style-name="ce32">
            <text:p>TIPOS DE PRESENÇ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33">
            <text:p>TP_PR_GER</text:p>
          </table:table-cell>
          <table:table-cell office:value-type="string" table:number-columns-spanned="1" table:number-rows-spanned="3" table:style-name="ce34">
            <text:p>N</text:p>
          </table:table-cell>
          <table:table-cell office:value-type="float" office:value="3" table:number-columns-spanned="1" table:number-rows-spanned="3" table:style-name="ce34">
            <text:p>3</text:p>
          </table:table-cell>
          <table:table-cell office:value-type="string" table:number-columns-spanned="1" table:number-rows-spanned="3" table:style-name="ce35">
            <text:p>Tipo de presença na prova</text:p>
          </table:table-cell>
          <table:table-cell office:value-type="string" table:style-name="ce12">
            <text:p>222 = Ausente</text:p>
          </table:table-cell>
          <table:table-cell table:number-columns-repeated="16379" table:style-name="ce21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12">
            <text:p>334 = Eliminado por participação indevi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2">
            <text:p>555 = Presente com resultado válido</text:p>
          </table:table-cell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2">
            <text:p>NOTAS<text:s/></text:p>
          </table:table-cell>
          <table:covered-table-cell table:number-columns-repeated="4"/>
          <table:table-cell table:number-columns-repeated="16379"/>
        </table:table-row>
        <table:table-row table:style-name="ro10">
          <table:table-cell office:value-type="string" table:style-name="ce18">
            <text:p>PROFICIENCIA</text:p>
          </table:table-cell>
          <table:table-cell office:value-type="string" table:style-name="ce23">
            <text:p>N</text:p>
          </table:table-cell>
          <table:table-cell office:value-type="float" office:value="9" table:style-name="ce23">
            <text:p>9</text:p>
          </table:table-cell>
          <table:table-cell office:value-type="string" table:style-name="ce19">
            <text:p>Proficiência da TRI na prova objetiva (valor de theta)</text:p>
          </table:table-cell>
          <table:table-cell office:value-type="string" table:style-name="ce24">
            <text:p>Min = -9,999</text:p>
            <text:p>Max = 9,999</text:p>
            <text:p>Se TP_PR_GER = 222 ou 334, então = .</text:p>
          </table:table-cell>
          <table:table-cell table:number-columns-repeated="16379" table:style-name="ce20"/>
        </table:table-row>
        <table:table-row table:style-name="ro10">
          <table:table-cell office:value-type="string" table:style-name="ce18">
            <text:p>NT_GER</text:p>
          </table:table-cell>
          <table:table-cell office:value-type="string" table:style-name="ce23">
            <text:p>N</text:p>
          </table:table-cell>
          <table:table-cell office:value-type="float" office:value="4" table:style-name="ce23">
            <text:p>4</text:p>
          </table:table-cell>
          <table:table-cell office:value-type="string" table:style-name="ce19">
            <text:p>Nota da prova objetiva<text:s/></text:p>
          </table:table-cell>
          <table:table-cell office:value-type="string" table:style-name="ce24">
            <text:p>Min = 0,0</text:p>
            <text:p>Max = 100,0</text:p>
            <text:p>Se TP_PR_GER = 222 ou 334, então = .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1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1 (Clínica Médica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2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2 (Pediatria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3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3 (Cirurgia Geral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4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4 (Ginecologia e Obstetrícia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7">
          <table:table-cell office:value-type="string" table:style-name="ce18">
            <text:p>QT_ACERTO_AREA_5</text:p>
          </table:table-cell>
          <table:table-cell office:value-type="string" table:style-name="ce23">
            <text:p>N</text:p>
          </table:table-cell>
          <table:table-cell office:value-type="float" office:value="2" table:style-name="ce23">
            <text:p>2</text:p>
          </table:table-cell>
          <table:table-cell office:value-type="string" table:style-name="ce19">
            <text:p>Número de acertos na Área 5 (Medicina da Família e Comunidade/Saúde Coletiva)</text:p>
          </table:table-cell>
          <table:table-cell office:value-type="string" table:style-name="ce24">
            <text:p>Min = 0</text:p>
            <text:p>Max = 20</text:p>
          </table:table-cell>
          <table:table-cell table:number-columns-repeated="16379" table:style-name="ce20"/>
        </table:table-row>
        <table:table-row table:style-name="ro10">
          <table:table-cell office:value-type="string" table:style-name="ce18">
            <text:p>PER_ACERTO_ENARE</text:p>
          </table:table-cell>
          <table:table-cell office:value-type="string" table:style-name="ce23">
            <text:p>N</text:p>
          </table:table-cell>
          <table:table-cell office:value-type="float" office:value="3" table:style-name="ce23">
            <text:p>3</text:p>
          </table:table-cell>
          <table:table-cell office:value-type="string" table:style-name="ce19">
            <text:p>Percentual de acertos para fins do Enare, calculado a partir do número de acertos somados ao número de questões anuladas/desconsideradas.</text:p>
          </table:table-cell>
          <table:table-cell office:value-type="string" table:style-name="ce24">
            <text:p>Min = 0</text:p>
            <text:p>Max = 100</text:p>
          </table:table-cell>
          <table:table-cell table:number-columns-repeated="16379" table:style-name="ce20"/>
        </table:table-row>
        <table:table-row table:style-name="ro1">
          <table:table-cell office:value-type="string" table:number-columns-spanned="5" table:number-rows-spanned="1" table:style-name="ce41">
            <text:p>QUESTIONÁRIO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2">
            <text:p>QUESTIONÁRIO DE PERCEPÇÃO DA PROVA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1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Qual o grau de dificuldade das questões?</text:p>
          </table:table-cell>
          <table:table-cell office:value-type="string" table:style-name="ce12">
            <text:p>A = Muito fáci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Fáci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Médi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Difíci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Muito difíci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2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Qual foi o tempo gasto por você para concluir a prova?</text:p>
          </table:table-cell>
          <table:table-cell office:value-type="string" table:style-name="ce12">
            <text:p>A = Menos de uma hor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Entre uma e duas hor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Entre três e quatro hor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Entre quatro e cinco hor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Cinco horas, e não consegui termina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33">
            <text:p>CO_RS_I3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Em relação ao tempo total de aplicação, você considera que a prova foi</text:p>
          </table:table-cell>
          <table:table-cell office:value-type="string" table:style-name="ce12">
            <text:p>A = Muito long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Long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Adequ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Curt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Muito curt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4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Os enunciados das questões estavam claros e objetivos?</text:p>
          </table:table-cell>
          <table:table-cell office:value-type="string" table:style-name="ce12">
            <text:p>A = Sim, tod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Sim, a maiori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Apenas cerca da metad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Pouc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Não, nenhum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33">
            <text:p>CO_RS_I5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As informações/instruções fornecidas para a resolução das questões foram suficientes para resolvê-las?</text:p>
          </table:table-cell>
          <table:table-cell office:value-type="string" table:style-name="ce12">
            <text:p>A = Sim, até excessiv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Sim, em todas el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Sim, na maioria del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Sim, somente em algum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Não, em nenhuma del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33">
            <text:p>CO_RS_I6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Você se deparou com alguma dificuldade ao responder à prova? Qual?</text:p>
          </table:table-cell>
          <table:table-cell office:value-type="string" table:style-name="ce12">
            <text:p>A = Desconhecimento do conteú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Forma diferente de abordagem do conteú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Espaço insuficiente para responder às questõe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Falta de motivação para fazer a prov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Não tive qualquer tipo de dificuldade para responder à prov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7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Considerando as questões da prova, você percebeu que</text:p>
          </table:table-cell>
          <table:table-cell office:value-type="string" table:style-name="ce12">
            <text:p>A = Não estudou ainda a maioria desses conteúd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Estudou alguns desses conteúdos, mas não os aprendeu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Estudou a maioria desses conteúdos, mas não os aprendeu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Estudou e aprendeu muitos desses conteúd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Estudou e aprendeu todos esses conteúd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CO_RS_I8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5">
            <text:p>Como você avalia a sequência das questões na prova?</text:p>
          </table:table-cell>
          <table:table-cell office:value-type="string" table:style-name="ce12">
            <text:p>A = A sequência não interferiu nas minhas respost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Preferiria a sequência por áre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C = Preferiria a sequência por grau de dificuldad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D = A sequência dificultou meu raciocínio durante a prov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E = A sequência facilitou minha organização e resolução da prov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33">
            <text:p>CO_RS_I9</text:p>
          </table:table-cell>
          <table:table-cell office:value-type="string" table:number-columns-spanned="1" table:number-rows-spanned="4" table:style-name="ce34">
            <text:p>C</text:p>
          </table:table-cell>
          <table:table-cell office:value-type="float" office:value="1" table:number-columns-spanned="1" table:number-rows-spanned="4" table:style-name="ce34">
            <text:p>1</text:p>
          </table:table-cell>
          <table:table-cell office:value-type="string" table:number-columns-spanned="1" table:number-rows-spanned="4" table:style-name="ce35">
            <text:p>As atividades práticas desenvolvidas ao longo do seu curso contribuíram para a resolução das questões dessa prova?</text:p>
          </table:table-cell>
          <table:table-cell office:value-type="string" table:style-name="ce12">
            <text:p>A = Sim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B = Nã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2">
            <text:p>* = Resposta anul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2">
            <text:p><text:s/>QUESTIONÁRIO CONTEXTUAL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33">
            <text:p>NU_QUESTAO_01</text:p>
          </table:table-cell>
          <table:table-cell office:value-type="string" table:number-columns-spanned="1" table:number-rows-spanned="6" table:style-name="ce34">
            <text:p>C</text:p>
          </table:table-cell>
          <table:table-cell office:value-type="float" office:value="1" table:number-columns-spanned="1" table:number-rows-spanned="6" table:style-name="ce34">
            <text:p>1</text:p>
          </table:table-cell>
          <table:table-cell office:value-type="string" table:number-columns-spanned="1" table:number-rows-spanned="6" table:style-name="ce33">
            <text:p>Qual o seu estado civil?</text:p>
          </table:table-cell>
          <table:table-cell office:value-type="string" table:style-name="ce15">
            <text:p>A = Solteiro(a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Casado (a) ou vivendo em união estáve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Separado(a) judicialmente/divorciado(a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D = Viúvo(a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E = Outr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33">
            <text:p>NU_QUESTAO_02</text:p>
          </table:table-cell>
          <table:table-cell office:value-type="string" table:number-columns-spanned="1" table:number-rows-spanned="5" table:style-name="ce34">
            <text:p>C</text:p>
          </table:table-cell>
          <table:table-cell office:value-type="float" office:value="1" table:number-columns-spanned="1" table:number-rows-spanned="5" table:style-name="ce34">
            <text:p>1</text:p>
          </table:table-cell>
          <table:table-cell office:value-type="string" table:number-columns-spanned="1" table:number-rows-spanned="5" table:style-name="ce33">
            <text:p>Você tem filhos?<text:s/></text:p>
          </table:table-cell>
          <table:table-cell office:value-type="string" table:style-name="ce15">
            <text:p>A = Não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Sim, 1 filho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Sim, 2 filhos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D = Sim, 3 filhos ou mai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NU_QUESTAO_03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3">
            <text:p>Qual é a sua cor ou raça?<text:s/></text:p>
          </table:table-cell>
          <table:table-cell office:value-type="string" table:style-name="ce15">
            <text:p>A = Bran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Pret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Amarel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D = Par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E = Indígen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F = Não quero declara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14" table:style-name="ce35">
            <text:p>NU_QUESTAO_04</text:p>
          </table:table-cell>
          <table:table-cell office:value-type="string" table:number-columns-spanned="1" table:number-rows-spanned="14" table:style-name="ce36">
            <text:p>C</text:p>
          </table:table-cell>
          <table:table-cell office:value-type="float" office:value="1" table:number-columns-spanned="1" table:number-rows-spanned="14" table:style-name="ce36">
            <text:p>1</text:p>
          </table:table-cell>
          <table:table-cell office:value-type="string" table:number-columns-spanned="1" table:number-rows-spanned="14" table:style-name="ce35">
            <text:p>Você tem alguma deficiência, transtorno global do <text:s/>desenvolvimento ou altas habilidades? <text:s/>(Você pode marcar quantas alternativas considerar necessárias).</text:p>
          </table:table-cell>
          <table:table-cell office:value-type="string" table:style-name="ce15">
            <text:p>A = Não possu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Cegueir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Baixa Visã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D = Surdez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E = Deficiência Auditiv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F = Deficiência Fís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G = Transtorno do Espectro Autista (TEA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H = Altas habilidades/superdotaçã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I = Deficiência Intelectual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J = Transtorno do Déficit de Atenção com Hiperatividade (TDAH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K = Dislexi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L = Outras/outr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M = Não quero declarar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8" table:style-name="ce35">
            <text:p>NU_QUESTAO_05</text:p>
          </table:table-cell>
          <table:table-cell office:value-type="string" table:number-columns-spanned="1" table:number-rows-spanned="8" table:style-name="ce36">
            <text:p>C</text:p>
          </table:table-cell>
          <table:table-cell office:value-type="float" office:value="1" table:number-columns-spanned="1" table:number-rows-spanned="8" table:style-name="ce36">
            <text:p>1</text:p>
          </table:table-cell>
          <table:table-cell office:value-type="string" table:number-columns-spanned="1" table:number-rows-spanned="8" table:style-name="ce35">
            <text:p>Qual a renda total de sua família, incluindo seus rendimentos? <text:s/>(considere como família a sua unidade de origem composta por pessoas que possuem vínculos consanguíneos e/ou de parentesco, todas moradoras do mesmo domicílio).<text:s/></text:p>
            <text:p/>
          </table:table-cell>
          <table:table-cell office:value-type="string" table:style-name="ce15">
            <text:p>A = Até 1,5 salário mínimo (até R$ 2.277,00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De 1,5 a 3 salários mínimos (R$ 2.277,00 a R$ 4.554,00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De 3 a 4,5 salários mínimos (R$ 4.554,00 a R$ 6.831,00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D = De 4,5 a 6 salários mínimos (R$ 6.831,00 a R$ 9.108,00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E = De 6 a 10 salários mínimos (R$ 9.108,00 a R$ 15.180,00 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F = De 10 a 30 salários mínimos (R$ 15.180,00 a R$ 45.540,00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G = Acima de 30 salários mínimos (mais de R$ 45.540,00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NU_QUESTAO_06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3">
            <text:p>Há quanto tempo você concluiu o curso de medicina?<text:s/></text:p>
          </table:table-cell>
          <table:table-cell office:value-type="string" table:style-name="ce15">
            <text:p>A = Menos de 1 ano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Entre 1 e 2 anos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Entre 3 e 5 anos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D = Entre 6 e 10 anos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E = Mais de 10 anos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F = Não concluí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33">
            <text:p>NU_QUESTAO_07</text:p>
          </table:table-cell>
          <table:table-cell office:value-type="string" table:number-columns-spanned="1" table:number-rows-spanned="4" table:style-name="ce34">
            <text:p>C</text:p>
          </table:table-cell>
          <table:table-cell office:value-type="float" office:value="1" table:number-columns-spanned="1" table:number-rows-spanned="4" table:style-name="ce34">
            <text:p>1</text:p>
          </table:table-cell>
          <table:table-cell office:value-type="string" table:number-columns-spanned="1" table:number-rows-spanned="4" table:style-name="ce33">
            <text:p>Você está trabalhando atualmente?<text:s/></text:p>
          </table:table-cell>
          <table:table-cell office:value-type="string" table:style-name="ce15">
            <text:p>A = Nã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Sim, mas não na minha área de formaçã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Sim, na minha área de formaçã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33">
            <text:p>NU_QUESTAO_08</text:p>
          </table:table-cell>
          <table:table-cell office:value-type="string" table:number-columns-spanned="1" table:number-rows-spanned="7" table:style-name="ce34">
            <text:p>C</text:p>
          </table:table-cell>
          <table:table-cell office:value-type="float" office:value="1" table:number-columns-spanned="1" table:number-rows-spanned="7" table:style-name="ce34">
            <text:p>1</text:p>
          </table:table-cell>
          <table:table-cell office:value-type="string" table:number-columns-spanned="1" table:number-rows-spanned="7" table:style-name="ce33">
            <text:p>Há quanto tempo você atua profissionalmente como médico?<text:s/></text:p>
          </table:table-cell>
          <table:table-cell office:value-type="string" table:style-name="ce55">
            <text:p>A = Nunca atuei como médic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Menos de 1 ano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Entre 1 e 2 anos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D = Entre 3 e 5 anos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E = Entre 6 e 10 anos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F = Mais de 10 anos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33">
            <text:p>NU_QUESTAO_09</text:p>
          </table:table-cell>
          <table:table-cell office:value-type="string" table:number-columns-spanned="1" table:number-rows-spanned="6" table:style-name="ce34">
            <text:p>C</text:p>
          </table:table-cell>
          <table:table-cell office:value-type="float" office:value="1" table:number-columns-spanned="1" table:number-rows-spanned="6" table:style-name="ce34">
            <text:p>1</text:p>
          </table:table-cell>
          <table:table-cell office:value-type="string" table:number-columns-spanned="1" table:number-rows-spanned="6" table:style-name="ce33">
            <text:p>Qual sua carga horária atual de trabalho semanal como médico?</text:p>
          </table:table-cell>
          <table:table-cell office:value-type="string" table:style-name="ce15">
            <text:p>A = Não estou trabalhando atualmente como médic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20 horas semanais ou meno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30 horas semanai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D = 40 horas semanai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E = Mais de 40 horas semanai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35">
            <text:p>NU_QUESTAO_10</text:p>
          </table:table-cell>
          <table:table-cell office:value-type="string" table:number-columns-spanned="1" table:number-rows-spanned="6" table:style-name="ce36">
            <text:p>C</text:p>
          </table:table-cell>
          <table:table-cell office:value-type="float" office:value="1" table:number-columns-spanned="1" table:number-rows-spanned="6" table:style-name="ce36">
            <text:p>1</text:p>
          </table:table-cell>
          <table:table-cell office:value-type="string" table:number-columns-spanned="1" table:number-rows-spanned="6" table:style-name="ce35">
            <text:p>A partir da obtenção de especialidade médico-profissional, por meio de Residência Médica, você pretende inserir-se em quais esferas profissionais listadas a seguir:<text:s/></text:p>
          </table:table-cell>
          <table:table-cell office:value-type="string" table:style-name="ce15">
            <text:p>A = Prestação de serviço no Sistema único de Saúde (SUS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B = Prestação de serviço na rede hospitalar privad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C = Pesquisa aplicada no setor privad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D = Pesquisa e Ensino na área da formação médica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E = Outra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. = Sem resposta</text:p>
          </table:table-cell>
          <table:table-cell table:number-columns-repeated="16379"/>
        </table:table-row>
        <table:table-row table:number-rows-repeated="1048404" table:style-name="ro2">
          <table:table-cell table:number-columns-repeated="16384"/>
        </table:table-row>
        <table:named-expressions>
          <table:named-range table:name="Print_Titles" table:cell-range-address="DICIONÁRIO_DE_VARIÁVEIS_-_DP.$A$2:DICIONÁRIO_DE_VARIÁVEIS_-_DP.$XFD$2" table:base-cell-address="DICIONÁRIO_DE_VARIÁVEIS_-_DP.$A$1"/>
        </table:named-expressions>
      </table:table>
      <table:table table:name="ARQUIVOS_-_DP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81" table:default-cell-style-name="ce1"/>
        <table:table-row table:style-name="ro21">
          <table:table-cell office:value-type="string" table:style-name="ce46">
            <text:p>Nome do arquivo</text:p>
          </table:table-cell>
          <table:table-cell office:value-type="string" table:style-name="ce47">
            <text:p>Informações</text:p>
          </table:table-cell>
          <table:table-cell office:value-type="string" table:style-name="ce47">
            <text:p>Variáveis</text:p>
          </table:table-cell>
          <table:table-cell table:style-name="ce51"/>
          <table:table-cell table:number-columns-repeated="16380"/>
        </table:table-row>
        <table:table-row table:style-name="ro22">
          <table:table-cell office:value-type="string" table:style-name="ce49">
            <text:p>microdados_demais_part_2025_arq1</text:p>
          </table:table-cell>
          <table:table-cell office:value-type="string" table:style-name="ce50">
            <text:p>Edição, código de curso,<text:span text:style-name="T6"><text:s/></text:span>código do modelo de prova, <text:s/>nº de itens válidos por seção da prova,<text:span text:style-name="T6"><text:s/></text:span>vetores, tipo de presença, número de acertos por área, percentual de acertos para fins do Enare, respostas do Questionário de Percepção de Prova</text:p>
          </table:table-cell>
          <table:table-cell office:value-type="string" table:style-name="ce50">
            <text:p>NU_ANO, TP_INSCRICAO, CO_CADERNO, NU_ITEM, NU_ITEM_Z, NU_ITEM_X, DS_VT_GAB_OBJ, DS_VT_ACE_OBJ, <text:s/>DS_VT_ESC_OBJ, TP_PR_GER, PROFICIENCIA,<text:s/><text:span text:style-name="T4">NT_GER</text:span>, QT_ACERTO_AREA_1, QT_ACERTO_AREA_2, QT_ACERTO_AREA_3, QT_ACERTO_AREA_4, QT_ACERTO_AREA_5, PER_ACERTO_ENARE,CO_RS_I1, CO_RS_I2, CO_RS_I3, CO_RS_I4, CO_RS_I5, CO_RS_I6, CO_RS_I7, CO_RS_I8, CO_RS_I9</text:p>
          </table:table-cell>
          <table:table-cell table:style-name="ce51"/>
          <table:table-cell table:number-columns-repeated="16380"/>
        </table:table-row>
        <table:table-row table:style-name="ro18">
          <table:table-cell office:value-type="string" table:style-name="ce49">
            <text:p>microdados_demais_part_2025_arq2</text:p>
          </table:table-cell>
          <table:table-cell office:value-type="string" table:style-name="ce50">
            <text:p>Edição, sexo</text:p>
          </table:table-cell>
          <table:table-cell office:value-type="string" table:style-name="ce50">
            <text:p>NU_ANO,<text:s/><text:span text:style-name="T4">TP_SEXO</text:span></text:p>
          </table:table-cell>
          <table:table-cell table:style-name="ce51"/>
          <table:table-cell table:number-columns-repeated="16380"/>
        </table:table-row>
        <table:table-row table:style-name="ro18">
          <table:table-cell office:value-type="string" table:style-name="ce49">
            <text:p>microdados_demais_part_2025_arq3</text:p>
          </table:table-cell>
          <table:table-cell office:value-type="string" table:style-name="ce50">
            <text:p>Edição, idade do inscrito no dia da prova</text:p>
          </table:table-cell>
          <table:table-cell office:value-type="string" table:style-name="ce50">
            <text:p>NU_ANO,<text:s/><text:span text:style-name="T4">NU_IDADE</text:span></text:p>
          </table:table-cell>
          <table:table-cell table:style-name="ce51"/>
          <table:table-cell table:number-columns-repeated="16380"/>
        </table:table-row>
        <table:table-row table:style-name="ro18">
          <table:table-cell office:value-type="string" table:style-name="ce49">
            <text:p>microdados_demais_part_2025_arq4</text:p>
          </table:table-cell>
          <table:table-cell office:value-type="string" table:style-name="ce50">
            <text:p>Edição, NU_QUESTAO_01: Qual o seu estado civil?</text:p>
          </table:table-cell>
          <table:table-cell office:value-type="string" table:style-name="ce50">
            <text:p>NU_ANO,<text:s/><text:span text:style-name="T4">NU_QUESTAO_01</text:span></text:p>
          </table:table-cell>
          <table:table-cell table:style-name="ce51"/>
          <table:table-cell table:number-columns-repeated="16380"/>
        </table:table-row>
        <table:table-row table:style-name="ro18">
          <table:table-cell office:value-type="string" table:style-name="ce49">
            <text:p>microdados_demais_part_2025_arq5</text:p>
          </table:table-cell>
          <table:table-cell office:value-type="string" table:style-name="ce50">
            <text:p>Edição, NU_QUESTAO_02: Você tem filhos?</text:p>
          </table:table-cell>
          <table:table-cell office:value-type="string" table:style-name="ce50">
            <text:p>NU_ANO,<text:s/><text:span text:style-name="T4">NU_QUESTAO_02</text:span></text:p>
          </table:table-cell>
          <table:table-cell table:style-name="ce51"/>
          <table:table-cell table:number-columns-repeated="16380"/>
        </table:table-row>
        <table:table-row table:style-name="ro18">
          <table:table-cell office:value-type="string" table:style-name="ce49">
            <text:p>microdados_demais_part_2025_arq6</text:p>
          </table:table-cell>
          <table:table-cell office:value-type="string" table:style-name="ce50">
            <text:p>Edição, NU_QUESTAO_03: <text:s/>Qual é a sua cor ou raça?<text:s/></text:p>
          </table:table-cell>
          <table:table-cell office:value-type="string" table:style-name="ce50">
            <text:p>NU_ANO,<text:s/><text:span text:style-name="T4">NU_QUESTAO_03</text:span></text:p>
          </table:table-cell>
          <table:table-cell table:style-name="ce51"/>
          <table:table-cell table:number-columns-repeated="16380"/>
        </table:table-row>
        <table:table-row table:style-name="ro19">
          <table:table-cell office:value-type="string" table:style-name="ce49">
            <text:p>microdados_demais_part_2025_arq7</text:p>
          </table:table-cell>
          <table:table-cell office:value-type="string" table:style-name="ce50">
            <text:p>Edição, NU_QUESTAO_04: Você tem alguma deficiência, transtorno global do <text:s/>desenvolvimento ou altas habilidades? <text:s/>(Você pode marcar quantas alternativas considerar necessárias).</text:p>
          </table:table-cell>
          <table:table-cell office:value-type="string" table:style-name="ce50">
            <text:p>NU_ANO,<text:s/><text:span text:style-name="T4">NU_QUESTAO_04</text:span></text:p>
          </table:table-cell>
          <table:table-cell table:style-name="ce51"/>
          <table:table-cell table:number-columns-repeated="16380"/>
        </table:table-row>
        <table:table-row table:style-name="ro17">
          <table:table-cell office:value-type="string" table:style-name="ce49">
            <text:p>microdados_demais_part_2025_arq8</text:p>
          </table:table-cell>
          <table:table-cell office:value-type="string" table:style-name="ce50">
            <text:p>Edição, NU_QUESTAO_05: Qual a renda total de sua família, incluindo seus rendimentos? <text:s/>(considere como família a sua unidade de origem composta por pessoas que possuem vínculos consanguíneos e/ou de parentesco, todas moradoras do mesmo domicílio).<text:s/></text:p>
          </table:table-cell>
          <table:table-cell office:value-type="string" table:style-name="ce50">
            <text:p>NU_ANO,<text:s text:c="2"/><text:span text:style-name="T4">NU_QUESTAO_05</text:span>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demais_part_2025_arq9</text:p>
          </table:table-cell>
          <table:table-cell office:value-type="string" table:style-name="ce50">
            <text:p>Edição, NU_QUESTAO_06: Há quanto tempo você concluiu o curso de medicina?<text:s/></text:p>
          </table:table-cell>
          <table:table-cell office:value-type="string" table:style-name="ce50">
            <text:p>NU_ANO,<text:s/><text:span text:style-name="T4">NU_QUESTAO_06</text:span></text:p>
          </table:table-cell>
          <table:table-cell table:style-name="ce51"/>
          <table:table-cell table:number-columns-repeated="16380"/>
        </table:table-row>
        <table:table-row table:style-name="ro18">
          <table:table-cell office:value-type="string" table:style-name="ce49">
            <text:p>microdados_demais_part_2025_arq10</text:p>
          </table:table-cell>
          <table:table-cell office:value-type="string" table:style-name="ce50">
            <text:p>Edição, NU_QUESTAO_07: Você está trabalhando atualmente?<text:s/></text:p>
          </table:table-cell>
          <table:table-cell office:value-type="string" table:style-name="ce50">
            <text:p>NU_ANO,<text:s/><text:span text:style-name="T4">NU_QUESTAO_07</text:span>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demais_part_2025_arq11</text:p>
          </table:table-cell>
          <table:table-cell office:value-type="string" table:style-name="ce50">
            <text:p>Edição, NU_QUESTAO_08: Há quanto tempo você atua profissionalmente como médico?<text:s/></text:p>
          </table:table-cell>
          <table:table-cell office:value-type="string" table:style-name="ce50">
            <text:p>NU_ANO,<text:s/><text:span text:style-name="T4">NU_QUESTAO_08</text:span></text:p>
          </table:table-cell>
          <table:table-cell table:style-name="ce51"/>
          <table:table-cell table:number-columns-repeated="16380"/>
        </table:table-row>
        <table:table-row table:style-name="ro15">
          <table:table-cell office:value-type="string" table:style-name="ce49">
            <text:p>microdados_demais_part_2025_arq12</text:p>
          </table:table-cell>
          <table:table-cell office:value-type="string" table:style-name="ce50">
            <text:p>Edição, NU_QUESTAO_09: Qual sua carga horária atual de trabalho semanal como médico?</text:p>
          </table:table-cell>
          <table:table-cell office:value-type="string" table:style-name="ce50">
            <text:p>NU_ANO,<text:s/><text:span text:style-name="T4">NU_QUESTAO_09</text:span></text:p>
          </table:table-cell>
          <table:table-cell table:style-name="ce51"/>
          <table:table-cell table:number-columns-repeated="16380"/>
        </table:table-row>
        <table:table-row table:style-name="ro19">
          <table:table-cell office:value-type="string" table:style-name="ce49">
            <text:p>microdados_demais_part_2025_arq13</text:p>
          </table:table-cell>
          <table:table-cell office:value-type="string" table:style-name="ce50">
            <text:p>Edição, NU_QUESTAO_10: A partir da obtenção de especialidade médico-profissional, por meio de Residência Médica, você pretende inserir-se em quais esferas profissionais listadas a seguir:<text:s/></text:p>
          </table:table-cell>
          <table:table-cell office:value-type="string" table:style-name="ce50">
            <text:p>NU_ANO,<text:s/><text:span text:style-name="T4">NU_QUESTAO_10</text:span></text:p>
          </table:table-cell>
          <table:table-cell table:style-name="ce51"/>
          <table:table-cell table:number-columns-repeated="16380"/>
        </table:table-row>
        <table:table-row table:number-rows-repeated="1048562" table:style-name="ro18">
          <table:table-cell table:number-columns-repeated="16384"/>
        </table:table-row>
      </table:table>
      <table:table table:name="DICIONÁRIO_-_PARÂMETROS" table:style-name="ta3">
        <table:table-column table:style-name="co10" table:default-cell-style-name="ce57"/>
        <table:table-column table:style-name="co2" table:default-cell-style-name="ce48"/>
        <table:table-column table:style-name="co3" table:default-cell-style-name="ce48"/>
        <table:table-column table:style-name="co16" table:default-cell-style-name="ce57"/>
        <table:table-column table:style-name="co17" table:default-cell-style-name="ce58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59">
            <text:p>Dicionário de Variáveis do ENAMED 2025 - Tabela de Parâmetros</text:p>
          </table:table-cell>
          <table:covered-table-cell table:number-columns-repeated="4"/>
          <table:table-cell table:number-columns-repeated="16379" table:style-name="ce1"/>
        </table:table-row>
        <table:table-row table:style-name="ro23">
          <table:table-cell office:value-type="string" table:style-name="ce3">
            <text:p>NOM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DESCRIÇÃO</text:p>
          </table:table-cell>
          <table:table-cell office:value-type="string" table:style-name="ce4">
            <text:p>CATEGORIA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NU_ITEM_PROVA_1</text:p>
          </table:table-cell>
          <table:table-cell office:value-type="string" table:style-name="ce6">
            <text:p>N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Número do item na prova 1</text:p>
          </table:table-cell>
          <table:table-cell office:value-type="string" table:style-name="ce8">
            <text:p>1 a 1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NU_ITEM_PROVA_2</text:p>
          </table:table-cell>
          <table:table-cell office:value-type="string" table:style-name="ce6">
            <text:p>N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Número do item na prova 2</text:p>
          </table:table-cell>
          <table:table-cell office:value-type="string" table:style-name="ce56">
            <text:p>1 a 100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5">
            <text:p>ITEM_MANTIDO</text:p>
          </table:table-cell>
          <table:table-cell office:value-type="string" table:style-name="ce6">
            <text:p>N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Indica se o item foi mantido no cálculo</text:p>
          </table:table-cell>
          <table:table-cell office:value-type="string" table:style-name="ce56">
            <text:p>1 = Sim</text:p>
            <text:p>0 = Não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5">
            <text:p>PARAMETRO_B</text:p>
          </table:table-cell>
          <table:table-cell office:value-type="string" table:style-name="ce6">
            <text:p>N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Parâmetro de dificuldade</text:p>
          </table:table-cell>
          <table:table-cell office:value-type="string" table:style-name="ce24">
            <text:p>Min = - 9,9999</text:p>
            <text:p>Max = 9,9999</text:p>
          </table:table-cell>
          <table:table-cell table:number-columns-repeated="4" table:style-name="ce13"/>
          <table:table-cell table:number-columns-repeated="16375"/>
        </table:table-row>
        <table:table-row table:style-name="ro7">
          <table:table-cell office:value-type="string" table:style-name="ce5">
            <text:p>COR_BISSERIAL</text:p>
          </table:table-cell>
          <table:table-cell office:value-type="string" table:style-name="ce6">
            <text:p>N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Correlação Bisserial</text:p>
          </table:table-cell>
          <table:table-cell office:value-type="string" table:style-name="ce24">
            <text:p>Min = - 1</text:p>
            <text:p>Max = 1</text:p>
          </table:table-cell>
          <table:table-cell table:number-columns-repeated="4" table:style-name="ce13"/>
          <table:table-cell table:number-columns-repeated="16375"/>
        </table:table-row>
        <table:table-row table:style-name="ro7">
          <table:table-cell office:value-type="string" table:style-name="ce5">
            <text:p>INFIT</text:p>
          </table:table-cell>
          <table:table-cell office:value-type="string" table:style-name="ce6">
            <text:p>N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Estatística de Ajuste INFIT na TRI</text:p>
          </table:table-cell>
          <table:table-cell office:value-type="string" table:style-name="ce24">
            <text:p>Min = - 9,9999</text:p>
            <text:p>Max = 9,9999</text:p>
          </table:table-cell>
          <table:table-cell table:number-columns-repeated="4" table:style-name="ce13"/>
          <table:table-cell table:number-columns-repeated="16375"/>
        </table:table-row>
        <table:table-row table:style-name="ro7">
          <table:table-cell office:value-type="string" table:style-name="ce5">
            <text:p>OUTFIT</text:p>
          </table:table-cell>
          <table:table-cell office:value-type="string" table:style-name="ce6">
            <text:p>N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Estatística de Ajuste OUTFIT na TRI</text:p>
          </table:table-cell>
          <table:table-cell office:value-type="string" table:style-name="ce24">
            <text:p>Min = - 9,9999</text:p>
            <text:p>Max = 9,9999</text:p>
          </table:table-cell>
          <table:table-cell table:number-columns-repeated="4" table:style-name="ce13"/>
          <table:table-cell table:number-columns-repeated="16375"/>
        </table:table-row>
        <table:table-row table:number-rows-repeated="1048567" table:style-name="ro18">
          <table:table-cell table:number-columns-repeated="16384"/>
        </table:table-row>
        <table:named-expressions>
          <table:named-range table:name="Print_Titles" table:cell-range-address="DICIONÁRIO_-_PARÂMETROS.$A$2:DICIONÁRIO_-_PARÂMETROS.$XFD$2" table:base-cell-address="DICIONÁRIO_-_PARÂMETROS.$A$1"/>
        </table:named-expressions>
      </table:table>
      <table:table table:name="MUNICÍPIOS" table:style-name="ta4"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6" table:number-columns-repeated="252" table:default-cell-style-name="ce60"/>
        <table:table-row table:style-name="ro18">
          <table:table-cell table:number-columns-repeated="16384"/>
        </table:table-row>
        <table:table-row table:style-name="ro18">
          <table:table-cell/>
          <table:table-cell office:value-type="string" table:number-columns-spanned="3" table:number-rows-spanned="1" table:style-name="ce63">
            <text:p>CÓDIGOS DE MUNICÍPIOS (IBGE)</text:p>
          </table:table-cell>
          <table:covered-table-cell table:number-columns-repeated="2"/>
          <table:table-cell table:number-columns-repeated="16380"/>
        </table:table-row>
        <table:table-row table:style-name="ro24">
          <table:table-cell/>
          <table:table-cell office:value-type="string" table:number-columns-spanned="3" table:number-rows-spanned="1" table:style-name="ce64">
            <text:p>1º dígito: Região;<text:s text:c="2"/></text:p>
            <text:p>1º e 2º dígitos: UF;<text:s text:c="2"/></text:p>
            <text:p>3º, 4º, 5º e 6º dígitos: Município;<text:s text:c="2"/></text:p>
            <text:p>7º dígito: DV;<text:s text:c="2"/></text:p>
          </table:table-cell>
          <table:covered-table-cell table:number-columns-repeated="2"/>
          <table:table-cell table:number-columns-repeated="16380"/>
        </table:table-row>
        <table:table-row table:style-name="ro18">
          <table:table-cell/>
          <table:table-cell office:value-type="string" table:style-name="ce61">
            <text:p>CÓDIGO DO MUNICÍPIO</text:p>
          </table:table-cell>
          <table:table-cell office:value-type="string" table:style-name="ce61">
            <text:p>NOME DO MUNICÍPIO</text:p>
          </table:table-cell>
          <table:table-cell office:value-type="string" table:style-name="ce61">
            <text:p>UF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100049" table:style-name="ce62">
            <text:p>1100049</text:p>
          </table:table-cell>
          <table:table-cell office:value-type="string" table:style-name="ce62">
            <text:p>CACOAL</text:p>
          </table:table-cell>
          <table:table-cell office:value-type="string" table:style-name="ce62">
            <text:p>R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100205" table:style-name="ce62">
            <text:p>1100205</text:p>
          </table:table-cell>
          <table:table-cell office:value-type="string" table:style-name="ce62">
            <text:p>PORTO VELHO</text:p>
          </table:table-cell>
          <table:table-cell office:value-type="string" table:style-name="ce62">
            <text:p>R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100304" table:style-name="ce62">
            <text:p>1100304</text:p>
          </table:table-cell>
          <table:table-cell office:value-type="string" table:style-name="ce62">
            <text:p>VILHENA</text:p>
          </table:table-cell>
          <table:table-cell office:value-type="string" table:style-name="ce62">
            <text:p>R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200401" table:style-name="ce62">
            <text:p>1200401</text:p>
          </table:table-cell>
          <table:table-cell office:value-type="string" table:style-name="ce62">
            <text:p>RIO BRANCO</text:p>
          </table:table-cell>
          <table:table-cell office:value-type="string" table:style-name="ce62">
            <text:p>A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302603" table:style-name="ce62">
            <text:p>1302603</text:p>
          </table:table-cell>
          <table:table-cell office:value-type="string" table:style-name="ce62">
            <text:p>MANAUS</text:p>
          </table:table-cell>
          <table:table-cell office:value-type="string" table:style-name="ce62">
            <text:p>AM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400100" table:style-name="ce62">
            <text:p>1400100</text:p>
          </table:table-cell>
          <table:table-cell office:value-type="string" table:style-name="ce62">
            <text:p>BOA VISTA</text:p>
          </table:table-cell>
          <table:table-cell office:value-type="string" table:style-name="ce62">
            <text:p>R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500602" table:style-name="ce62">
            <text:p>1500602</text:p>
          </table:table-cell>
          <table:table-cell office:value-type="string" table:style-name="ce62">
            <text:p>ALTAMIRA</text:p>
          </table:table-cell>
          <table:table-cell office:value-type="string" table:style-name="ce62">
            <text:p>P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501402" table:style-name="ce62">
            <text:p>1501402</text:p>
          </table:table-cell>
          <table:table-cell office:value-type="string" table:style-name="ce62">
            <text:p>BELEM</text:p>
          </table:table-cell>
          <table:table-cell office:value-type="string" table:style-name="ce62">
            <text:p>P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504208" table:style-name="ce62">
            <text:p>1504208</text:p>
          </table:table-cell>
          <table:table-cell office:value-type="string" table:style-name="ce62">
            <text:p>MARABA</text:p>
          </table:table-cell>
          <table:table-cell office:value-type="string" table:style-name="ce62">
            <text:p>P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506138" table:style-name="ce62">
            <text:p>1506138</text:p>
          </table:table-cell>
          <table:table-cell office:value-type="string" table:style-name="ce62">
            <text:p>REDENCAO</text:p>
          </table:table-cell>
          <table:table-cell office:value-type="string" table:style-name="ce62">
            <text:p>P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506807" table:style-name="ce62">
            <text:p>1506807</text:p>
          </table:table-cell>
          <table:table-cell office:value-type="string" table:style-name="ce62">
            <text:p>SANTAREM</text:p>
          </table:table-cell>
          <table:table-cell office:value-type="string" table:style-name="ce62">
            <text:p>P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600303" table:style-name="ce62">
            <text:p>1600303</text:p>
          </table:table-cell>
          <table:table-cell office:value-type="string" table:style-name="ce62">
            <text:p>MACAPA</text:p>
          </table:table-cell>
          <table:table-cell office:value-type="string" table:style-name="ce62">
            <text:p>A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702109" table:style-name="ce62">
            <text:p>1702109</text:p>
          </table:table-cell>
          <table:table-cell office:value-type="string" table:style-name="ce62">
            <text:p>ARAGUAINA</text:p>
          </table:table-cell>
          <table:table-cell office:value-type="string" table:style-name="ce62">
            <text:p>T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709500" table:style-name="ce62">
            <text:p>1709500</text:p>
          </table:table-cell>
          <table:table-cell office:value-type="string" table:style-name="ce62">
            <text:p>GURUPI</text:p>
          </table:table-cell>
          <table:table-cell office:value-type="string" table:style-name="ce62">
            <text:p>T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718204" table:style-name="ce62">
            <text:p>1718204</text:p>
          </table:table-cell>
          <table:table-cell office:value-type="string" table:style-name="ce62">
            <text:p>PORTO NACIONAL</text:p>
          </table:table-cell>
          <table:table-cell office:value-type="string" table:style-name="ce62">
            <text:p>T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1721000" table:style-name="ce62">
            <text:p>1721000</text:p>
          </table:table-cell>
          <table:table-cell office:value-type="string" table:style-name="ce62">
            <text:p>PALMAS</text:p>
          </table:table-cell>
          <table:table-cell office:value-type="string" table:style-name="ce62">
            <text:p>T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103000" table:style-name="ce62">
            <text:p>2103000</text:p>
          </table:table-cell>
          <table:table-cell office:value-type="string" table:style-name="ce62">
            <text:p>CAXIAS</text:p>
          </table:table-cell>
          <table:table-cell office:value-type="string" table:style-name="ce62">
            <text:p>M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105302" table:style-name="ce62">
            <text:p>2105302</text:p>
          </table:table-cell>
          <table:table-cell office:value-type="string" table:style-name="ce62">
            <text:p>IMPERATRIZ</text:p>
          </table:table-cell>
          <table:table-cell office:value-type="string" table:style-name="ce62">
            <text:p>M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108603" table:style-name="ce62">
            <text:p>2108603</text:p>
          </table:table-cell>
          <table:table-cell office:value-type="string" table:style-name="ce62">
            <text:p>PINHEIRO</text:p>
          </table:table-cell>
          <table:table-cell office:value-type="string" table:style-name="ce62">
            <text:p>M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109908" table:style-name="ce62">
            <text:p>2109908</text:p>
          </table:table-cell>
          <table:table-cell office:value-type="string" table:style-name="ce62">
            <text:p>SANTA INES</text:p>
          </table:table-cell>
          <table:table-cell office:value-type="string" table:style-name="ce62">
            <text:p>M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111300" table:style-name="ce62">
            <text:p>2111300</text:p>
          </table:table-cell>
          <table:table-cell office:value-type="string" table:style-name="ce62">
            <text:p>SAO LUIS</text:p>
          </table:table-cell>
          <table:table-cell office:value-type="string" table:style-name="ce62">
            <text:p>M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207702" table:style-name="ce62">
            <text:p>2207702</text:p>
          </table:table-cell>
          <table:table-cell office:value-type="string" table:style-name="ce62">
            <text:p>PARNAIBA</text:p>
          </table:table-cell>
          <table:table-cell office:value-type="string" table:style-name="ce62">
            <text:p>PI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208007" table:style-name="ce62">
            <text:p>2208007</text:p>
          </table:table-cell>
          <table:table-cell office:value-type="string" table:style-name="ce62">
            <text:p>PICOS</text:p>
          </table:table-cell>
          <table:table-cell office:value-type="string" table:style-name="ce62">
            <text:p>PI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211001" table:style-name="ce62">
            <text:p>2211001</text:p>
          </table:table-cell>
          <table:table-cell office:value-type="string" table:style-name="ce62">
            <text:p>TERESINA</text:p>
          </table:table-cell>
          <table:table-cell office:value-type="string" table:style-name="ce62">
            <text:p>PI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301901" table:style-name="ce62">
            <text:p>2301901</text:p>
          </table:table-cell>
          <table:table-cell office:value-type="string" table:style-name="ce62">
            <text:p>BARBALHA</text:p>
          </table:table-cell>
          <table:table-cell office:value-type="string" table:style-name="ce62">
            <text:p>C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302800" table:style-name="ce62">
            <text:p>2302800</text:p>
          </table:table-cell>
          <table:table-cell office:value-type="string" table:style-name="ce62">
            <text:p>CANINDE</text:p>
          </table:table-cell>
          <table:table-cell office:value-type="string" table:style-name="ce62">
            <text:p>C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304400" table:style-name="ce62">
            <text:p>2304400</text:p>
          </table:table-cell>
          <table:table-cell office:value-type="string" table:style-name="ce62">
            <text:p>FORTALEZA</text:p>
          </table:table-cell>
          <table:table-cell office:value-type="string" table:style-name="ce62">
            <text:p>C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307304" table:style-name="ce62">
            <text:p>2307304</text:p>
          </table:table-cell>
          <table:table-cell office:value-type="string" table:style-name="ce62">
            <text:p>JUAZEIRO DO NORTE</text:p>
          </table:table-cell>
          <table:table-cell office:value-type="string" table:style-name="ce62">
            <text:p>C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312908" table:style-name="ce62">
            <text:p>2312908</text:p>
          </table:table-cell>
          <table:table-cell office:value-type="string" table:style-name="ce62">
            <text:p>SOBRAL</text:p>
          </table:table-cell>
          <table:table-cell office:value-type="string" table:style-name="ce62">
            <text:p>C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402006" table:style-name="ce62">
            <text:p>2402006</text:p>
          </table:table-cell>
          <table:table-cell office:value-type="string" table:style-name="ce62">
            <text:p>CAICO</text:p>
          </table:table-cell>
          <table:table-cell office:value-type="string" table:style-name="ce62">
            <text:p>RN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408003" table:style-name="ce62">
            <text:p>2408003</text:p>
          </table:table-cell>
          <table:table-cell office:value-type="string" table:style-name="ce62">
            <text:p>MOSSORO</text:p>
          </table:table-cell>
          <table:table-cell office:value-type="string" table:style-name="ce62">
            <text:p>RN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408102" table:style-name="ce62">
            <text:p>2408102</text:p>
          </table:table-cell>
          <table:table-cell office:value-type="string" table:style-name="ce62">
            <text:p>NATAL</text:p>
          </table:table-cell>
          <table:table-cell office:value-type="string" table:style-name="ce62">
            <text:p>RN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503704" table:style-name="ce62">
            <text:p>2503704</text:p>
          </table:table-cell>
          <table:table-cell office:value-type="string" table:style-name="ce62">
            <text:p>CAJAZEIRAS</text:p>
          </table:table-cell>
          <table:table-cell office:value-type="string" table:style-name="ce62">
            <text:p>PB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504009" table:style-name="ce62">
            <text:p>2504009</text:p>
          </table:table-cell>
          <table:table-cell office:value-type="string" table:style-name="ce62">
            <text:p>CAMPINA GRANDE</text:p>
          </table:table-cell>
          <table:table-cell office:value-type="string" table:style-name="ce62">
            <text:p>PB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507507" table:style-name="ce62">
            <text:p>2507507</text:p>
          </table:table-cell>
          <table:table-cell office:value-type="string" table:style-name="ce62">
            <text:p>JOAO PESSOA</text:p>
          </table:table-cell>
          <table:table-cell office:value-type="string" table:style-name="ce62">
            <text:p>PB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510808" table:style-name="ce62">
            <text:p>2510808</text:p>
          </table:table-cell>
          <table:table-cell office:value-type="string" table:style-name="ce62">
            <text:p>PATOS</text:p>
          </table:table-cell>
          <table:table-cell office:value-type="string" table:style-name="ce62">
            <text:p>PB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601201" table:style-name="ce62">
            <text:p>2601201</text:p>
          </table:table-cell>
          <table:table-cell office:value-type="string" table:style-name="ce62">
            <text:p>ARCOVERDE</text:p>
          </table:table-cell>
          <table:table-cell office:value-type="string" table:style-name="ce62">
            <text:p>P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604106" table:style-name="ce62">
            <text:p>2604106</text:p>
          </table:table-cell>
          <table:table-cell office:value-type="string" table:style-name="ce62">
            <text:p>CARUARU</text:p>
          </table:table-cell>
          <table:table-cell office:value-type="string" table:style-name="ce62">
            <text:p>P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606002" table:style-name="ce62">
            <text:p>2606002</text:p>
          </table:table-cell>
          <table:table-cell office:value-type="string" table:style-name="ce62">
            <text:p>GARANHUNS</text:p>
          </table:table-cell>
          <table:table-cell office:value-type="string" table:style-name="ce62">
            <text:p>P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607901" table:style-name="ce62">
            <text:p>2607901</text:p>
          </table:table-cell>
          <table:table-cell office:value-type="string" table:style-name="ce62">
            <text:p>JABOATAO DO GUARARAPES</text:p>
          </table:table-cell>
          <table:table-cell office:value-type="string" table:style-name="ce62">
            <text:p>P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609600" table:style-name="ce62">
            <text:p>2609600</text:p>
          </table:table-cell>
          <table:table-cell office:value-type="string" table:style-name="ce62">
            <text:p>OLINDA</text:p>
          </table:table-cell>
          <table:table-cell office:value-type="string" table:style-name="ce62">
            <text:p>P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611101" table:style-name="ce62">
            <text:p>2611101</text:p>
          </table:table-cell>
          <table:table-cell office:value-type="string" table:style-name="ce62">
            <text:p>PETROLINA</text:p>
          </table:table-cell>
          <table:table-cell office:value-type="string" table:style-name="ce62">
            <text:p>P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611606" table:style-name="ce62">
            <text:p>2611606</text:p>
          </table:table-cell>
          <table:table-cell office:value-type="string" table:style-name="ce62">
            <text:p>RECIFE</text:p>
          </table:table-cell>
          <table:table-cell office:value-type="string" table:style-name="ce62">
            <text:p>P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613909" table:style-name="ce62">
            <text:p>2613909</text:p>
          </table:table-cell>
          <table:table-cell office:value-type="string" table:style-name="ce62">
            <text:p>SERRA TALHADA</text:p>
          </table:table-cell>
          <table:table-cell office:value-type="string" table:style-name="ce62">
            <text:p>P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700300" table:style-name="ce62">
            <text:p>2700300</text:p>
          </table:table-cell>
          <table:table-cell office:value-type="string" table:style-name="ce62">
            <text:p>ARAPIRACA</text:p>
          </table:table-cell>
          <table:table-cell office:value-type="string" table:style-name="ce62">
            <text:p>AL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704302" table:style-name="ce62">
            <text:p>2704302</text:p>
          </table:table-cell>
          <table:table-cell office:value-type="string" table:style-name="ce62">
            <text:p>MACEIO</text:p>
          </table:table-cell>
          <table:table-cell office:value-type="string" table:style-name="ce62">
            <text:p>AL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800308" table:style-name="ce62">
            <text:p>2800308</text:p>
          </table:table-cell>
          <table:table-cell office:value-type="string" table:style-name="ce62">
            <text:p>ARACAJU</text:p>
          </table:table-cell>
          <table:table-cell office:value-type="string" table:style-name="ce62">
            <text:p>S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802106" table:style-name="ce62">
            <text:p>2802106</text:p>
          </table:table-cell>
          <table:table-cell office:value-type="string" table:style-name="ce62">
            <text:p>ESTANCIA</text:p>
          </table:table-cell>
          <table:table-cell office:value-type="string" table:style-name="ce62">
            <text:p>S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803500" table:style-name="ce62">
            <text:p>2803500</text:p>
          </table:table-cell>
          <table:table-cell office:value-type="string" table:style-name="ce62">
            <text:p>LAGARTO</text:p>
          </table:table-cell>
          <table:table-cell office:value-type="string" table:style-name="ce62">
            <text:p>SE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00702" table:style-name="ce62">
            <text:p>2900702</text:p>
          </table:table-cell>
          <table:table-cell office:value-type="string" table:style-name="ce62">
            <text:p>ALAGOINHAS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03201" table:style-name="ce62">
            <text:p>2903201</text:p>
          </table:table-cell>
          <table:table-cell office:value-type="string" table:style-name="ce62">
            <text:p>BARREIRAS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0727" table:style-name="ce62">
            <text:p>2910727</text:p>
          </table:table-cell>
          <table:table-cell office:value-type="string" table:style-name="ce62">
            <text:p>EUNAPOLIS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0800" table:style-name="ce62">
            <text:p>2910800</text:p>
          </table:table-cell>
          <table:table-cell office:value-type="string" table:style-name="ce62">
            <text:p>FEIRA DE SANTANA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1709" table:style-name="ce62">
            <text:p>2911709</text:p>
          </table:table-cell>
          <table:table-cell office:value-type="string" table:style-name="ce62">
            <text:p>GUANAMBI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3606" table:style-name="ce62">
            <text:p>2913606</text:p>
          </table:table-cell>
          <table:table-cell office:value-type="string" table:style-name="ce62">
            <text:p>ILHEUS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4604" table:style-name="ce62">
            <text:p>2914604</text:p>
          </table:table-cell>
          <table:table-cell office:value-type="string" table:style-name="ce62">
            <text:p>IRECE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4802" table:style-name="ce62">
            <text:p>2914802</text:p>
          </table:table-cell>
          <table:table-cell office:value-type="string" table:style-name="ce62">
            <text:p>ITABUNA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7508" table:style-name="ce62">
            <text:p>2917508</text:p>
          </table:table-cell>
          <table:table-cell office:value-type="string" table:style-name="ce62">
            <text:p>JACOBINA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8001" table:style-name="ce62">
            <text:p>2918001</text:p>
          </table:table-cell>
          <table:table-cell office:value-type="string" table:style-name="ce62">
            <text:p>JEQUIE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8407" table:style-name="ce62">
            <text:p>2918407</text:p>
          </table:table-cell>
          <table:table-cell office:value-type="string" table:style-name="ce62">
            <text:p>JUAZEIRO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19207" table:style-name="ce62">
            <text:p>2919207</text:p>
          </table:table-cell>
          <table:table-cell office:value-type="string" table:style-name="ce62">
            <text:p>LAURO DE FREITAS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24009" table:style-name="ce62">
            <text:p>2924009</text:p>
          </table:table-cell>
          <table:table-cell office:value-type="string" table:style-name="ce62">
            <text:p>PAULO AFONSO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27408" table:style-name="ce62">
            <text:p>2927408</text:p>
          </table:table-cell>
          <table:table-cell office:value-type="string" table:style-name="ce62">
            <text:p>SALVADOR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28703" table:style-name="ce62">
            <text:p>2928703</text:p>
          </table:table-cell>
          <table:table-cell office:value-type="string" table:style-name="ce62">
            <text:p>SANTO ANTONIO DE JESUS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31350" table:style-name="ce62">
            <text:p>2931350</text:p>
          </table:table-cell>
          <table:table-cell office:value-type="string" table:style-name="ce62">
            <text:p>TEIXEIRA DE FREITAS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2933307" table:style-name="ce62">
            <text:p>2933307</text:p>
          </table:table-cell>
          <table:table-cell office:value-type="string" table:style-name="ce62">
            <text:p>VITORIA DA CONQUISTA</text:p>
          </table:table-cell>
          <table:table-cell office:value-type="string" table:style-name="ce62">
            <text:p>BA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01607" table:style-name="ce62">
            <text:p>3101607</text:p>
          </table:table-cell>
          <table:table-cell office:value-type="string" table:style-name="ce62">
            <text:p>ALFENAS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03504" table:style-name="ce62">
            <text:p>3103504</text:p>
          </table:table-cell>
          <table:table-cell office:value-type="string" table:style-name="ce62">
            <text:p>ARAGUARI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05608" table:style-name="ce62">
            <text:p>3105608</text:p>
          </table:table-cell>
          <table:table-cell office:value-type="string" table:style-name="ce62">
            <text:p>BARBACEN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06200" table:style-name="ce62">
            <text:p>3106200</text:p>
          </table:table-cell>
          <table:table-cell office:value-type="string" table:style-name="ce62">
            <text:p>BELO HORIZONTE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06705" table:style-name="ce62">
            <text:p>3106705</text:p>
          </table:table-cell>
          <table:table-cell office:value-type="string" table:style-name="ce62">
            <text:p>BETIM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18601" table:style-name="ce62">
            <text:p>3118601</text:p>
          </table:table-cell>
          <table:table-cell office:value-type="string" table:style-name="ce62">
            <text:p>CONTAGEM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21605" table:style-name="ce62">
            <text:p>3121605</text:p>
          </table:table-cell>
          <table:table-cell office:value-type="string" table:style-name="ce62">
            <text:p>DIAMANTIN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22306" table:style-name="ce62">
            <text:p>3122306</text:p>
          </table:table-cell>
          <table:table-cell office:value-type="string" table:style-name="ce62">
            <text:p>DIVINOPOLIS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27701" table:style-name="ce62">
            <text:p>3127701</text:p>
          </table:table-cell>
          <table:table-cell office:value-type="string" table:style-name="ce62">
            <text:p>GOVERNADOR VALADARES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31307" table:style-name="ce62">
            <text:p>3131307</text:p>
          </table:table-cell>
          <table:table-cell office:value-type="string" table:style-name="ce62">
            <text:p>IPATING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32404" table:style-name="ce62">
            <text:p>3132404</text:p>
          </table:table-cell>
          <table:table-cell office:value-type="string" table:style-name="ce62">
            <text:p>ITAJUB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33808" table:style-name="ce62">
            <text:p>3133808</text:p>
          </table:table-cell>
          <table:table-cell office:value-type="string" table:style-name="ce62">
            <text:p>ITAUN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36702" table:style-name="ce62">
            <text:p>3136702</text:p>
          </table:table-cell>
          <table:table-cell office:value-type="string" table:style-name="ce62">
            <text:p>JUIZ DE FOR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38203" table:style-name="ce62">
            <text:p>3138203</text:p>
          </table:table-cell>
          <table:table-cell office:value-type="string" table:style-name="ce62">
            <text:p>LAVRAS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39409" table:style-name="ce62">
            <text:p>3139409</text:p>
          </table:table-cell>
          <table:table-cell office:value-type="string" table:style-name="ce62">
            <text:p>MANHUACU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40902" table:style-name="ce62">
            <text:p>3140902</text:p>
          </table:table-cell>
          <table:table-cell office:value-type="string" table:style-name="ce62">
            <text:p>MATIPO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43302" table:style-name="ce62">
            <text:p>3143302</text:p>
          </table:table-cell>
          <table:table-cell office:value-type="string" table:style-name="ce62">
            <text:p>MONTES CLAROS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43906" table:style-name="ce62">
            <text:p>3143906</text:p>
          </table:table-cell>
          <table:table-cell office:value-type="string" table:style-name="ce62">
            <text:p>MURIAE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46107" table:style-name="ce62">
            <text:p>3146107</text:p>
          </table:table-cell>
          <table:table-cell office:value-type="string" table:style-name="ce62">
            <text:p>OURO PRETO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47006" table:style-name="ce62">
            <text:p>3147006</text:p>
          </table:table-cell>
          <table:table-cell office:value-type="string" table:style-name="ce62">
            <text:p>PARACATU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47907" table:style-name="ce62">
            <text:p>3147907</text:p>
          </table:table-cell>
          <table:table-cell office:value-type="string" table:style-name="ce62">
            <text:p>PASSOS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48004" table:style-name="ce62">
            <text:p>3148004</text:p>
          </table:table-cell>
          <table:table-cell office:value-type="string" table:style-name="ce62">
            <text:p>PATOS DE MINAS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51800" table:style-name="ce62">
            <text:p>3151800</text:p>
          </table:table-cell>
          <table:table-cell office:value-type="string" table:style-name="ce62">
            <text:p>POCOS DE CALDAS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52105" table:style-name="ce62">
            <text:p>3152105</text:p>
          </table:table-cell>
          <table:table-cell office:value-type="string" table:style-name="ce62">
            <text:p>PONTE NOV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52501" table:style-name="ce62">
            <text:p>3152501</text:p>
          </table:table-cell>
          <table:table-cell office:value-type="string" table:style-name="ce62">
            <text:p>POUSO ALEGRE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62500" table:style-name="ce62">
            <text:p>3162500</text:p>
          </table:table-cell>
          <table:table-cell office:value-type="string" table:style-name="ce62">
            <text:p>SAO JOAO DEL REI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67202" table:style-name="ce62">
            <text:p>3167202</text:p>
          </table:table-cell>
          <table:table-cell office:value-type="string" table:style-name="ce62">
            <text:p>SETE LAGOAS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68606" table:style-name="ce62">
            <text:p>3168606</text:p>
          </table:table-cell>
          <table:table-cell office:value-type="string" table:style-name="ce62">
            <text:p>TEOFILO OTONI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69901" table:style-name="ce62">
            <text:p>3169901</text:p>
          </table:table-cell>
          <table:table-cell office:value-type="string" table:style-name="ce62">
            <text:p>UB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70107" table:style-name="ce62">
            <text:p>3170107</text:p>
          </table:table-cell>
          <table:table-cell office:value-type="string" table:style-name="ce62">
            <text:p>UBERAB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70206" table:style-name="ce62">
            <text:p>3170206</text:p>
          </table:table-cell>
          <table:table-cell office:value-type="string" table:style-name="ce62">
            <text:p>UBERLANDI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71204" table:style-name="ce62">
            <text:p>3171204</text:p>
          </table:table-cell>
          <table:table-cell office:value-type="string" table:style-name="ce62">
            <text:p>VESPASIANO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171303" table:style-name="ce62">
            <text:p>3171303</text:p>
          </table:table-cell>
          <table:table-cell office:value-type="string" table:style-name="ce62">
            <text:p>VICOSA</text:p>
          </table:table-cell>
          <table:table-cell office:value-type="string" table:style-name="ce62">
            <text:p>MG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01209" table:style-name="ce62">
            <text:p>3201209</text:p>
          </table:table-cell>
          <table:table-cell office:value-type="string" table:style-name="ce62">
            <text:p>CACHOEIRO DE ITAPEMIRIM</text:p>
          </table:table-cell>
          <table:table-cell office:value-type="string" table:style-name="ce62">
            <text:p>E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01506" table:style-name="ce62">
            <text:p>3201506</text:p>
          </table:table-cell>
          <table:table-cell office:value-type="string" table:style-name="ce62">
            <text:p>COLATINA</text:p>
          </table:table-cell>
          <table:table-cell office:value-type="string" table:style-name="ce62">
            <text:p>E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05200" table:style-name="ce62">
            <text:p>3205200</text:p>
          </table:table-cell>
          <table:table-cell office:value-type="string" table:style-name="ce62">
            <text:p>VILA VELHA</text:p>
          </table:table-cell>
          <table:table-cell office:value-type="string" table:style-name="ce62">
            <text:p>E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205309" table:style-name="ce62">
            <text:p>3205309</text:p>
          </table:table-cell>
          <table:table-cell office:value-type="string" table:style-name="ce62">
            <text:p>VITORIA</text:p>
          </table:table-cell>
          <table:table-cell office:value-type="string" table:style-name="ce62">
            <text:p>E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0100" table:style-name="ce62">
            <text:p>3300100</text:p>
          </table:table-cell>
          <table:table-cell office:value-type="string" table:style-name="ce62">
            <text:p>ANGRA DO REIS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0605" table:style-name="ce62">
            <text:p>3300605</text:p>
          </table:table-cell>
          <table:table-cell office:value-type="string" table:style-name="ce62">
            <text:p>BOM JESUS DO ITABAPOANA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1009" table:style-name="ce62">
            <text:p>3301009</text:p>
          </table:table-cell>
          <table:table-cell office:value-type="string" table:style-name="ce62">
            <text:p>CAMPOS DOS GOYTACAZES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1702" table:style-name="ce62">
            <text:p>3301702</text:p>
          </table:table-cell>
          <table:table-cell office:value-type="string" table:style-name="ce62">
            <text:p>DUQUE DE CAXIAS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2205" table:style-name="ce62">
            <text:p>3302205</text:p>
          </table:table-cell>
          <table:table-cell office:value-type="string" table:style-name="ce62">
            <text:p>ITAPERUNA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2403" table:style-name="ce62">
            <text:p>3302403</text:p>
          </table:table-cell>
          <table:table-cell office:value-type="string" table:style-name="ce62">
            <text:p>MACAE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3302" table:style-name="ce62">
            <text:p>3303302</text:p>
          </table:table-cell>
          <table:table-cell office:value-type="string" table:style-name="ce62">
            <text:p>NITEROI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3500" table:style-name="ce62">
            <text:p>3303500</text:p>
          </table:table-cell>
          <table:table-cell office:value-type="string" table:style-name="ce62">
            <text:p>NOVA IGUACU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3906" table:style-name="ce62">
            <text:p>3303906</text:p>
          </table:table-cell>
          <table:table-cell office:value-type="string" table:style-name="ce62">
            <text:p>PETROPOLIS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4557" table:style-name="ce62">
            <text:p>3304557</text:p>
          </table:table-cell>
          <table:table-cell office:value-type="string" table:style-name="ce62">
            <text:p>RIO DE JANEIRO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5802" table:style-name="ce62">
            <text:p>3305802</text:p>
          </table:table-cell>
          <table:table-cell office:value-type="string" table:style-name="ce62">
            <text:p>TERESOPOLIS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6008" table:style-name="ce62">
            <text:p>3306008</text:p>
          </table:table-cell>
          <table:table-cell office:value-type="string" table:style-name="ce62">
            <text:p>TRES RIOS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6107" table:style-name="ce62">
            <text:p>3306107</text:p>
          </table:table-cell>
          <table:table-cell office:value-type="string" table:style-name="ce62">
            <text:p>VALENCA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6206" table:style-name="ce62">
            <text:p>3306206</text:p>
          </table:table-cell>
          <table:table-cell office:value-type="string" table:style-name="ce62">
            <text:p>VASSOURAS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306305" table:style-name="ce62">
            <text:p>3306305</text:p>
          </table:table-cell>
          <table:table-cell office:value-type="string" table:style-name="ce62">
            <text:p>VOLTA REDONDA</text:p>
          </table:table-cell>
          <table:table-cell office:value-type="string" table:style-name="ce62">
            <text:p>RJ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00105" table:style-name="ce62">
            <text:p>3500105</text:p>
          </table:table-cell>
          <table:table-cell office:value-type="string" table:style-name="ce62">
            <text:p>ADAMANTIN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02804" table:style-name="ce62">
            <text:p>3502804</text:p>
          </table:table-cell>
          <table:table-cell office:value-type="string" table:style-name="ce62">
            <text:p>ARACATUB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03208" table:style-name="ce62">
            <text:p>3503208</text:p>
          </table:table-cell>
          <table:table-cell office:value-type="string" table:style-name="ce62">
            <text:p>ARARAQUAR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03307" table:style-name="ce62">
            <text:p>3503307</text:p>
          </table:table-cell>
          <table:table-cell office:value-type="string" table:style-name="ce62">
            <text:p>ARARA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05500" table:style-name="ce62">
            <text:p>3505500</text:p>
          </table:table-cell>
          <table:table-cell office:value-type="string" table:style-name="ce62">
            <text:p>BARRETO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06003" table:style-name="ce62">
            <text:p>3506003</text:p>
          </table:table-cell>
          <table:table-cell office:value-type="string" table:style-name="ce62">
            <text:p>BAURU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07506" table:style-name="ce62">
            <text:p>3507506</text:p>
          </table:table-cell>
          <table:table-cell office:value-type="string" table:style-name="ce62">
            <text:p>BOTUCATU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07605" table:style-name="ce62">
            <text:p>3507605</text:p>
          </table:table-cell>
          <table:table-cell office:value-type="string" table:style-name="ce62">
            <text:p>BRAGANCA PAULIST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09502" table:style-name="ce62">
            <text:p>3509502</text:p>
          </table:table-cell>
          <table:table-cell office:value-type="string" table:style-name="ce62">
            <text:p>CAMPINA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11102" table:style-name="ce62">
            <text:p>3511102</text:p>
          </table:table-cell>
          <table:table-cell office:value-type="string" table:style-name="ce62">
            <text:p>CATANDUV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13504" table:style-name="ce62">
            <text:p>3513504</text:p>
          </table:table-cell>
          <table:table-cell office:value-type="string" table:style-name="ce62">
            <text:p>CUBATAO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14403" table:style-name="ce62">
            <text:p>3514403</text:p>
          </table:table-cell>
          <table:table-cell office:value-type="string" table:style-name="ce62">
            <text:p>DRACEN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15509" table:style-name="ce62">
            <text:p>3515509</text:p>
          </table:table-cell>
          <table:table-cell office:value-type="string" table:style-name="ce62">
            <text:p>FERNANDOPOLI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16200" table:style-name="ce62">
            <text:p>3516200</text:p>
          </table:table-cell>
          <table:table-cell office:value-type="string" table:style-name="ce62">
            <text:p>FRANC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18701" table:style-name="ce62">
            <text:p>3518701</text:p>
          </table:table-cell>
          <table:table-cell office:value-type="string" table:style-name="ce62">
            <text:p>GUARUJ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18800" table:style-name="ce62">
            <text:p>3518800</text:p>
          </table:table-cell>
          <table:table-cell office:value-type="string" table:style-name="ce62">
            <text:p>GUARULHO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20509" table:style-name="ce62">
            <text:p>3520509</text:p>
          </table:table-cell>
          <table:table-cell office:value-type="string" table:style-name="ce62">
            <text:p>INDAIATUB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24709" table:style-name="ce62">
            <text:p>3524709</text:p>
          </table:table-cell>
          <table:table-cell office:value-type="string" table:style-name="ce62">
            <text:p>JAGUARIUN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25300" table:style-name="ce62">
            <text:p>3525300</text:p>
          </table:table-cell>
          <table:table-cell office:value-type="string" table:style-name="ce62">
            <text:p>JAU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25904" table:style-name="ce62">
            <text:p>3525904</text:p>
          </table:table-cell>
          <table:table-cell office:value-type="string" table:style-name="ce62">
            <text:p>JUNDIAI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29005" table:style-name="ce62">
            <text:p>3529005</text:p>
          </table:table-cell>
          <table:table-cell office:value-type="string" table:style-name="ce62">
            <text:p>MARILI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29401" table:style-name="ce62">
            <text:p>3529401</text:p>
          </table:table-cell>
          <table:table-cell office:value-type="string" table:style-name="ce62">
            <text:p>MAU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30607" table:style-name="ce62">
            <text:p>3530607</text:p>
          </table:table-cell>
          <table:table-cell office:value-type="string" table:style-name="ce62">
            <text:p>MOGI DAS CRUZE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30706" table:style-name="ce62">
            <text:p>3530706</text:p>
          </table:table-cell>
          <table:table-cell office:value-type="string" table:style-name="ce62">
            <text:p>MOGI-GUACU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34401" table:style-name="ce62">
            <text:p>3534401</text:p>
          </table:table-cell>
          <table:table-cell office:value-type="string" table:style-name="ce62">
            <text:p>OSASCO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37305" table:style-name="ce62">
            <text:p>3537305</text:p>
          </table:table-cell>
          <table:table-cell office:value-type="string" table:style-name="ce62">
            <text:p>PENAPOLI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38709" table:style-name="ce62">
            <text:p>3538709</text:p>
          </table:table-cell>
          <table:table-cell office:value-type="string" table:style-name="ce62">
            <text:p>PIRACICAB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1406" table:style-name="ce62">
            <text:p>3541406</text:p>
          </table:table-cell>
          <table:table-cell office:value-type="string" table:style-name="ce62">
            <text:p>PRESIDENTE PRUDENTE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3402" table:style-name="ce62">
            <text:p>3543402</text:p>
          </table:table-cell>
          <table:table-cell office:value-type="string" table:style-name="ce62">
            <text:p>RIBEIRAO PRETO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3907" table:style-name="ce62">
            <text:p>3543907</text:p>
          </table:table-cell>
          <table:table-cell office:value-type="string" table:style-name="ce62">
            <text:p>RIO CLARO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6603" table:style-name="ce62">
            <text:p>3546603</text:p>
          </table:table-cell>
          <table:table-cell office:value-type="string" table:style-name="ce62">
            <text:p>SANTA FE DO SUL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7809" table:style-name="ce62">
            <text:p>3547809</text:p>
          </table:table-cell>
          <table:table-cell office:value-type="string" table:style-name="ce62">
            <text:p>SANTO ANDRE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8500" table:style-name="ce62">
            <text:p>3548500</text:p>
          </table:table-cell>
          <table:table-cell office:value-type="string" table:style-name="ce62">
            <text:p>SANTO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8708" table:style-name="ce62">
            <text:p>3548708</text:p>
          </table:table-cell>
          <table:table-cell office:value-type="string" table:style-name="ce62">
            <text:p>SAO BERNARDO DO CAMPO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8807" table:style-name="ce62">
            <text:p>3548807</text:p>
          </table:table-cell>
          <table:table-cell office:value-type="string" table:style-name="ce62">
            <text:p>SAO CAETANO DO SUL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8906" table:style-name="ce62">
            <text:p>3548906</text:p>
          </table:table-cell>
          <table:table-cell office:value-type="string" table:style-name="ce62">
            <text:p>SAO CARLO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9102" table:style-name="ce62">
            <text:p>3549102</text:p>
          </table:table-cell>
          <table:table-cell office:value-type="string" table:style-name="ce62">
            <text:p>SAO JOAO DA BOA VIST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9805" table:style-name="ce62">
            <text:p>3549805</text:p>
          </table:table-cell>
          <table:table-cell office:value-type="string" table:style-name="ce62">
            <text:p>SAO JOSE DO RIO PRETO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49904" table:style-name="ce62">
            <text:p>3549904</text:p>
          </table:table-cell>
          <table:table-cell office:value-type="string" table:style-name="ce62">
            <text:p>SAO JOSE DOS CAMPOS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50308" table:style-name="ce62">
            <text:p>3550308</text:p>
          </table:table-cell>
          <table:table-cell office:value-type="string" table:style-name="ce62">
            <text:p>SAO PAULO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52205" table:style-name="ce62">
            <text:p>3552205</text:p>
          </table:table-cell>
          <table:table-cell office:value-type="string" table:style-name="ce62">
            <text:p>SOROCAB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54102" table:style-name="ce62">
            <text:p>3554102</text:p>
          </table:table-cell>
          <table:table-cell office:value-type="string" table:style-name="ce62">
            <text:p>TAUBATE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3557105" table:style-name="ce62">
            <text:p>3557105</text:p>
          </table:table-cell>
          <table:table-cell office:value-type="string" table:style-name="ce62">
            <text:p>VOTUPORANGA</text:p>
          </table:table-cell>
          <table:table-cell office:value-type="string" table:style-name="ce62">
            <text:p>SP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04303" table:style-name="ce62">
            <text:p>4104303</text:p>
          </table:table-cell>
          <table:table-cell office:value-type="string" table:style-name="ce62">
            <text:p>CAMPO MOURAO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04808" table:style-name="ce62">
            <text:p>4104808</text:p>
          </table:table-cell>
          <table:table-cell office:value-type="string" table:style-name="ce62">
            <text:p>CASCAVEL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06902" table:style-name="ce62">
            <text:p>4106902</text:p>
          </table:table-cell>
          <table:table-cell office:value-type="string" table:style-name="ce62">
            <text:p>CURITIBA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08304" table:style-name="ce62">
            <text:p>4108304</text:p>
          </table:table-cell>
          <table:table-cell office:value-type="string" table:style-name="ce62">
            <text:p>FOZ DO IGUACU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08403" table:style-name="ce62">
            <text:p>4108403</text:p>
          </table:table-cell>
          <table:table-cell office:value-type="string" table:style-name="ce62">
            <text:p>FRANCISCO BELTRAO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09401" table:style-name="ce62">
            <text:p>4109401</text:p>
          </table:table-cell>
          <table:table-cell office:value-type="string" table:style-name="ce62">
            <text:p>GUARAPUAVA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13700" table:style-name="ce62">
            <text:p>4113700</text:p>
          </table:table-cell>
          <table:table-cell office:value-type="string" table:style-name="ce62">
            <text:p>LONDRINA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15200" table:style-name="ce62">
            <text:p>4115200</text:p>
          </table:table-cell>
          <table:table-cell office:value-type="string" table:style-name="ce62">
            <text:p>MARINGA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18501" table:style-name="ce62">
            <text:p>4118501</text:p>
          </table:table-cell>
          <table:table-cell office:value-type="string" table:style-name="ce62">
            <text:p>PATO BRANCO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19905" table:style-name="ce62">
            <text:p>4119905</text:p>
          </table:table-cell>
          <table:table-cell office:value-type="string" table:style-name="ce62">
            <text:p>PONTA GROSSA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27700" table:style-name="ce62">
            <text:p>4127700</text:p>
          </table:table-cell>
          <table:table-cell office:value-type="string" table:style-name="ce62">
            <text:p>TOLEDO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128104" table:style-name="ce62">
            <text:p>4128104</text:p>
          </table:table-cell>
          <table:table-cell office:value-type="string" table:style-name="ce62">
            <text:p>UMUARAMA</text:p>
          </table:table-cell>
          <table:table-cell office:value-type="string" table:style-name="ce62">
            <text:p>PR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1406" table:style-name="ce62">
            <text:p>4201406</text:p>
          </table:table-cell>
          <table:table-cell office:value-type="string" table:style-name="ce62">
            <text:p>ARARANGUA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2404" table:style-name="ce62">
            <text:p>4202404</text:p>
          </table:table-cell>
          <table:table-cell office:value-type="string" table:style-name="ce62">
            <text:p>BLUMENAU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2909" table:style-name="ce62">
            <text:p>4202909</text:p>
          </table:table-cell>
          <table:table-cell office:value-type="string" table:style-name="ce62">
            <text:p>BRUSQUE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3006" table:style-name="ce62">
            <text:p>4203006</text:p>
          </table:table-cell>
          <table:table-cell office:value-type="string" table:style-name="ce62">
            <text:p>CACADOR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4202" table:style-name="ce62">
            <text:p>4204202</text:p>
          </table:table-cell>
          <table:table-cell office:value-type="string" table:style-name="ce62">
            <text:p>CHAPECO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4608" table:style-name="ce62">
            <text:p>4204608</text:p>
          </table:table-cell>
          <table:table-cell office:value-type="string" table:style-name="ce62">
            <text:p>CRICIUMA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5407" table:style-name="ce62">
            <text:p>4205407</text:p>
          </table:table-cell>
          <table:table-cell office:value-type="string" table:style-name="ce62">
            <text:p>FLORIANOPOLIS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8203" table:style-name="ce62">
            <text:p>4208203</text:p>
          </table:table-cell>
          <table:table-cell office:value-type="string" table:style-name="ce62">
            <text:p>ITAJAI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8906" table:style-name="ce62">
            <text:p>4208906</text:p>
          </table:table-cell>
          <table:table-cell office:value-type="string" table:style-name="ce62">
            <text:p>JARAGUA DO SUL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9003" table:style-name="ce62">
            <text:p>4209003</text:p>
          </table:table-cell>
          <table:table-cell office:value-type="string" table:style-name="ce62">
            <text:p>JOACABA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9102" table:style-name="ce62">
            <text:p>4209102</text:p>
          </table:table-cell>
          <table:table-cell office:value-type="string" table:style-name="ce62">
            <text:p>JOINVILLE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09300" table:style-name="ce62">
            <text:p>4209300</text:p>
          </table:table-cell>
          <table:table-cell office:value-type="string" table:style-name="ce62">
            <text:p>LAGES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10100" table:style-name="ce62">
            <text:p>4210100</text:p>
          </table:table-cell>
          <table:table-cell office:value-type="string" table:style-name="ce62">
            <text:p>MAFRA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11900" table:style-name="ce62">
            <text:p>4211900</text:p>
          </table:table-cell>
          <table:table-cell office:value-type="string" table:style-name="ce62">
            <text:p>PALHOCA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14805" table:style-name="ce62">
            <text:p>4214805</text:p>
          </table:table-cell>
          <table:table-cell office:value-type="string" table:style-name="ce62">
            <text:p>RIO DO SUL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218707" table:style-name="ce62">
            <text:p>4218707</text:p>
          </table:table-cell>
          <table:table-cell office:value-type="string" table:style-name="ce62">
            <text:p>TUBARAO</text:p>
          </table:table-cell>
          <table:table-cell office:value-type="string" table:style-name="ce62">
            <text:p>SC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04606" table:style-name="ce62">
            <text:p>4304606</text:p>
          </table:table-cell>
          <table:table-cell office:value-type="string" table:style-name="ce62">
            <text:p>CANOAS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05108" table:style-name="ce62">
            <text:p>4305108</text:p>
          </table:table-cell>
          <table:table-cell office:value-type="string" table:style-name="ce62">
            <text:p>CAXIAS DO SUL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07005" table:style-name="ce62">
            <text:p>4307005</text:p>
          </table:table-cell>
          <table:table-cell office:value-type="string" table:style-name="ce62">
            <text:p>ERECHIM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0207" table:style-name="ce62">
            <text:p>4310207</text:p>
          </table:table-cell>
          <table:table-cell office:value-type="string" table:style-name="ce62">
            <text:p>IJUI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1403" table:style-name="ce62">
            <text:p>4311403</text:p>
          </table:table-cell>
          <table:table-cell office:value-type="string" table:style-name="ce62">
            <text:p>LAJEADO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3409" table:style-name="ce62">
            <text:p>4313409</text:p>
          </table:table-cell>
          <table:table-cell office:value-type="string" table:style-name="ce62">
            <text:p>NOVO HAMBURGO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4100" table:style-name="ce62">
            <text:p>4314100</text:p>
          </table:table-cell>
          <table:table-cell office:value-type="string" table:style-name="ce62">
            <text:p>PASSO FUNDO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4407" table:style-name="ce62">
            <text:p>4314407</text:p>
          </table:table-cell>
          <table:table-cell office:value-type="string" table:style-name="ce62">
            <text:p>PELOTAS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4902" table:style-name="ce62">
            <text:p>4314902</text:p>
          </table:table-cell>
          <table:table-cell office:value-type="string" table:style-name="ce62">
            <text:p>PORTO ALEGRE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5602" table:style-name="ce62">
            <text:p>4315602</text:p>
          </table:table-cell>
          <table:table-cell office:value-type="string" table:style-name="ce62">
            <text:p>RIO GRANDE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6808" table:style-name="ce62">
            <text:p>4316808</text:p>
          </table:table-cell>
          <table:table-cell office:value-type="string" table:style-name="ce62">
            <text:p>SANTA CRUZ DO SUL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6907" table:style-name="ce62">
            <text:p>4316907</text:p>
          </table:table-cell>
          <table:table-cell office:value-type="string" table:style-name="ce62">
            <text:p>SANTA MARIA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18705" table:style-name="ce62">
            <text:p>4318705</text:p>
          </table:table-cell>
          <table:table-cell office:value-type="string" table:style-name="ce62">
            <text:p>SAO LEOPOLDO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4322400" table:style-name="ce62">
            <text:p>4322400</text:p>
          </table:table-cell>
          <table:table-cell office:value-type="string" table:style-name="ce62">
            <text:p>URUGUAIANA</text:p>
          </table:table-cell>
          <table:table-cell office:value-type="string" table:style-name="ce62">
            <text:p>R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02704" table:style-name="ce62">
            <text:p>5002704</text:p>
          </table:table-cell>
          <table:table-cell office:value-type="string" table:style-name="ce62">
            <text:p>CAMPO GRANDE</text:p>
          </table:table-cell>
          <table:table-cell office:value-type="string" table:style-name="ce62">
            <text:p>M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03207" table:style-name="ce62">
            <text:p>5003207</text:p>
          </table:table-cell>
          <table:table-cell office:value-type="string" table:style-name="ce62">
            <text:p>CORUMBA</text:p>
          </table:table-cell>
          <table:table-cell office:value-type="string" table:style-name="ce62">
            <text:p>M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03702" table:style-name="ce62">
            <text:p>5003702</text:p>
          </table:table-cell>
          <table:table-cell office:value-type="string" table:style-name="ce62">
            <text:p>DOURADOS</text:p>
          </table:table-cell>
          <table:table-cell office:value-type="string" table:style-name="ce62">
            <text:p>M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008305" table:style-name="ce62">
            <text:p>5008305</text:p>
          </table:table-cell>
          <table:table-cell office:value-type="string" table:style-name="ce62">
            <text:p>TRES LAGOAS</text:p>
          </table:table-cell>
          <table:table-cell office:value-type="string" table:style-name="ce62">
            <text:p>MS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102504" table:style-name="ce62">
            <text:p>5102504</text:p>
          </table:table-cell>
          <table:table-cell office:value-type="string" table:style-name="ce62">
            <text:p>CACERES</text:p>
          </table:table-cell>
          <table:table-cell office:value-type="string" table:style-name="ce62">
            <text:p>MT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103403" table:style-name="ce62">
            <text:p>5103403</text:p>
          </table:table-cell>
          <table:table-cell office:value-type="string" table:style-name="ce62">
            <text:p>CUIABA</text:p>
          </table:table-cell>
          <table:table-cell office:value-type="string" table:style-name="ce62">
            <text:p>MT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107602" table:style-name="ce62">
            <text:p>5107602</text:p>
          </table:table-cell>
          <table:table-cell office:value-type="string" table:style-name="ce62">
            <text:p>RONDONOPOLIS</text:p>
          </table:table-cell>
          <table:table-cell office:value-type="string" table:style-name="ce62">
            <text:p>MT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107909" table:style-name="ce62">
            <text:p>5107909</text:p>
          </table:table-cell>
          <table:table-cell office:value-type="string" table:style-name="ce62">
            <text:p>SINOP</text:p>
          </table:table-cell>
          <table:table-cell office:value-type="string" table:style-name="ce62">
            <text:p>MT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108402" table:style-name="ce62">
            <text:p>5108402</text:p>
          </table:table-cell>
          <table:table-cell office:value-type="string" table:style-name="ce62">
            <text:p>VARZEA GRANDE</text:p>
          </table:table-cell>
          <table:table-cell office:value-type="string" table:style-name="ce62">
            <text:p>MT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01108" table:style-name="ce62">
            <text:p>5201108</text:p>
          </table:table-cell>
          <table:table-cell office:value-type="string" table:style-name="ce62">
            <text:p>ANAPOLIS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01405" table:style-name="ce62">
            <text:p>5201405</text:p>
          </table:table-cell>
          <table:table-cell office:value-type="string" table:style-name="ce62">
            <text:p>APARECIDA DE GOIANIA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05109" table:style-name="ce62">
            <text:p>5205109</text:p>
          </table:table-cell>
          <table:table-cell office:value-type="string" table:style-name="ce62">
            <text:p>CATALAO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08004" table:style-name="ce62">
            <text:p>5208004</text:p>
          </table:table-cell>
          <table:table-cell office:value-type="string" table:style-name="ce62">
            <text:p>FORMOSA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08608" table:style-name="ce62">
            <text:p>5208608</text:p>
          </table:table-cell>
          <table:table-cell office:value-type="string" table:style-name="ce62">
            <text:p>GOIANESIA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08707" table:style-name="ce62">
            <text:p>5208707</text:p>
          </table:table-cell>
          <table:table-cell office:value-type="string" table:style-name="ce62">
            <text:p>GOIANIA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09101" table:style-name="ce62">
            <text:p>5209101</text:p>
          </table:table-cell>
          <table:table-cell office:value-type="string" table:style-name="ce62">
            <text:p>GOIATUBA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11503" table:style-name="ce62">
            <text:p>5211503</text:p>
          </table:table-cell>
          <table:table-cell office:value-type="string" table:style-name="ce62">
            <text:p>ITUMBIARA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11909" table:style-name="ce62">
            <text:p>5211909</text:p>
          </table:table-cell>
          <table:table-cell office:value-type="string" table:style-name="ce62">
            <text:p>JATAI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13103" table:style-name="ce62">
            <text:p>5213103</text:p>
          </table:table-cell>
          <table:table-cell office:value-type="string" table:style-name="ce62">
            <text:p>MINEIROS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18805" table:style-name="ce62">
            <text:p>5218805</text:p>
          </table:table-cell>
          <table:table-cell office:value-type="string" table:style-name="ce62">
            <text:p>RIO VERDE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221403" table:style-name="ce62">
            <text:p>5221403</text:p>
          </table:table-cell>
          <table:table-cell office:value-type="string" table:style-name="ce62">
            <text:p>TRINDADE</text:p>
          </table:table-cell>
          <table:table-cell office:value-type="string" table:style-name="ce62">
            <text:p>GO</text:p>
          </table:table-cell>
          <table:table-cell table:number-columns-repeated="16380"/>
        </table:table-row>
        <table:table-row table:style-name="ro18">
          <table:table-cell/>
          <table:table-cell office:value-type="float" office:value="5300108" table:style-name="ce62">
            <text:p>5300108</text:p>
          </table:table-cell>
          <table:table-cell office:value-type="string" table:style-name="ce62">
            <text:p>BRASILIA</text:p>
          </table:table-cell>
          <table:table-cell office:value-type="string" table:style-name="ce62">
            <text:p>DF</text:p>
          </table:table-cell>
          <table:table-cell table:number-columns-repeated="16380"/>
        </table:table-row>
        <table:table-row table:number-rows-repeated="1048347" table:style-name="ro18">
          <table:table-cell table:number-columns-repeated="16384"/>
        </table:table-row>
      </table:table>
      <table:table table:name="Versões" table:style-name="ta2">
        <table:table-column table:style-name="co22" table:default-cell-style-name="ce1"/>
        <table:table-column table:style-name="co23" table:default-cell-style-name="ce52"/>
        <table:table-column table:style-name="co6" table:number-columns-repeated="16382" table:default-cell-style-name="ce1"/>
        <table:table-row table:style-name="ro18">
          <table:table-cell office:value-type="string" table:style-name="ce65">
            <text:p>Data</text:p>
          </table:table-cell>
          <table:table-cell office:value-type="string" table:style-name="ce65">
            <text:p>Histórico</text:p>
          </table:table-cell>
          <table:table-cell table:number-columns-repeated="16382"/>
        </table:table-row>
        <table:table-row table:style-name="ro18">
          <table:table-cell office:value-type="date" office:date-value="2026-01-16T00:00:00" table:style-name="ce66">
            <text:p>16/01/2026</text:p>
          </table:table-cell>
          <table:table-cell office:value-type="string" table:style-name="ce67">
            <text:p>Versão Original</text:p>
          </table:table-cell>
          <table:table-cell table:number-columns-repeated="16382"/>
        </table:table-row>
        <table:table-row table:number-rows-repeated="1048574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text> </number:text>
      <number:currency-symbol number:language="pt" number:country="BR">€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pt" number:country="BR">
      <number:text> </number:text>
      <number:currency-symbol number:language="pt" number:country="BR">€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6" number:language="pt" number:country="BR">
      <number:text> </number:text>
      <number:currency-symbol number:language="pt" number:country="BR">€</number:currency-symbol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Hi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Porcentagem_32_2" style:display-name="Porcentagem 2" style:family="table-cell" style:data-style-name="N13"/>
    <style:style style:name="Porcentagem_32_2_32_2" style:display-name="Porcentagem 2 2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-X="1" style:scale-to-Y="1000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ttb" style:first-page-number="continue" style:scale-to-X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file-name text:display="name-and-extension">???</text:file-name><text:s/>-<text:s/><text:sheet-name>???</text:sheet-name></text:p>
      </style:header>
      <style:header-left style:display="false"/>
      <style:header-first/>
      <style:footer>
        <text:p>Página <text:page-number>1</text:page-number><text:s/>de<text:s/><text:page-count>99</text:page-count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file-name text:display="name-and-extension">???</text:file-name><text:s/>-<text:s/><text:sheet-name>???</text:sheet-name></text:p>
      </style:header>
      <style:header-left style:display="false"/>
      <style:header-first/>
      <style:footer>
        <text:p>Página <text:page-number>1</text:page-number><text:s/>de<text:s/><text:page-count>99</text:page-count></text:p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dc:title/>
    <dc:description/>
    <dc:subject/>
    <meta:initial-creator>giovanni</meta:initial-creator>
    <dc:creator>Victor do Nascimento Rezende</dc:creator>
    <meta:creation-date>2009-02-09T19:24:21Z</meta:creation-date>
    <dc:date>2026-01-19T21:56:07Z</dc:date>
    <meta:user-defined meta:name="_EmailSubject">DICIONÁRIO DE DADOS 2008</meta:user-defined>
    <meta:user-defined meta:name="_AuthorEmail">giovanni@inep.gov.br</meta:user-defined>
    <meta:user-defined meta:name="_AuthorEmailDisplayName">Giovanni Silva Paiva</meta:user-defined>
    <meta:user-defined meta:name="_ReviewingToolsShownOnce"/>
    <meta:user-defined meta:name="ContentTypeId">0x01010086F9C12009A4BA47B0E03C415A7DFDAB</meta:user-defined>
    <meta:user-defined meta:name="MediaServiceImageTags"/>
  </office:meta>
</office:document-meta>
</file>